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iberation Serif1" svg:font-family="'Liberation Serif'"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05d649"/>
    </style:style>
    <style:style style:name="P3" style:family="paragraph" style:parent-style-name="Standard">
      <style:paragraph-properties fo:text-align="start" style:justify-single-word="false"/>
      <style:text-properties officeooo:paragraph-rsid="0049253d"/>
    </style:style>
    <style:style style:name="P4" style:family="paragraph" style:parent-style-name="Standard">
      <style:paragraph-properties fo:text-align="start" style:justify-single-word="false"/>
      <style:text-properties officeooo:paragraph-rsid="00969302"/>
    </style:style>
    <style:style style:name="P5" style:family="paragraph" style:parent-style-name="Standard">
      <style:paragraph-properties fo:text-align="start" style:justify-single-word="false"/>
      <style:text-properties officeooo:paragraph-rsid="009947ea"/>
    </style:style>
    <style:style style:name="P6" style:family="paragraph" style:parent-style-name="Standard">
      <style:paragraph-properties fo:text-align="start" style:justify-single-word="false"/>
      <style:text-properties officeooo:paragraph-rsid="008fed92"/>
    </style:style>
    <style:style style:name="P7" style:family="paragraph" style:parent-style-name="Standard">
      <style:paragraph-properties fo:text-align="start" style:justify-single-word="false"/>
      <style:text-properties officeooo:paragraph-rsid="00a3bb6a"/>
    </style:style>
    <style:style style:name="P8" style:family="paragraph" style:parent-style-name="Standard">
      <style:paragraph-properties fo:text-align="start" style:justify-single-word="false"/>
      <style:text-properties officeooo:paragraph-rsid="00ab7c73"/>
    </style:style>
    <style:style style:name="P9" style:family="paragraph" style:parent-style-name="Standard">
      <style:paragraph-properties fo:text-align="start" style:justify-single-word="false"/>
      <style:text-properties officeooo:paragraph-rsid="00b39fa1"/>
    </style:style>
    <style:style style:name="P10" style:family="paragraph" style:parent-style-name="Standard">
      <style:paragraph-properties fo:text-align="start" style:justify-single-word="false"/>
      <style:text-properties officeooo:paragraph-rsid="00b5010b"/>
    </style:style>
    <style:style style:name="P11" style:family="paragraph" style:parent-style-name="Standard">
      <style:paragraph-properties fo:text-align="start" style:justify-single-word="false"/>
      <style:text-properties officeooo:paragraph-rsid="00bc5769"/>
    </style:style>
    <style:style style:name="P12" style:family="paragraph" style:parent-style-name="Standard">
      <style:paragraph-properties fo:text-align="start" style:justify-single-word="false"/>
      <style:text-properties officeooo:paragraph-rsid="000b4a98"/>
    </style:style>
    <style:style style:name="P13" style:family="paragraph" style:parent-style-name="Standard">
      <style:paragraph-properties fo:text-align="start" style:justify-single-word="false"/>
      <style:text-properties officeooo:paragraph-rsid="00c96eee"/>
    </style:style>
    <style:style style:name="P14" style:family="paragraph" style:parent-style-name="Standard">
      <style:paragraph-properties fo:text-align="start" style:justify-single-word="false"/>
      <style:text-properties officeooo:paragraph-rsid="00c9f2f4"/>
    </style:style>
    <style:style style:name="P15" style:family="paragraph" style:parent-style-name="Standard">
      <style:paragraph-properties fo:text-align="start" style:justify-single-word="false"/>
      <style:text-properties officeooo:paragraph-rsid="00d5422a"/>
    </style:style>
    <style:style style:name="P16" style:family="paragraph" style:parent-style-name="Standard">
      <style:paragraph-properties fo:text-align="end" style:justify-single-word="false"/>
    </style:style>
    <style:style style:name="P17" style:family="paragraph" style:parent-style-name="Standard">
      <style:paragraph-properties fo:text-align="start" style:justify-single-word="false"/>
      <style:text-properties officeooo:rsid="00075116" officeooo:paragraph-rsid="000b4a98"/>
    </style:style>
    <style:style style:name="P18" style:family="paragraph" style:parent-style-name="Standard">
      <style:paragraph-properties fo:text-align="start" style:justify-single-word="false"/>
      <style:text-properties officeooo:rsid="00075116" officeooo:paragraph-rsid="000e1570"/>
    </style:style>
    <style:style style:name="P19" style:family="paragraph" style:parent-style-name="Standard">
      <style:paragraph-properties fo:text-align="start" style:justify-single-word="false"/>
      <style:text-properties officeooo:rsid="000e1570" officeooo:paragraph-rsid="000e1570"/>
    </style:style>
    <style:style style:name="P20" style:family="paragraph" style:parent-style-name="Standard">
      <style:paragraph-properties fo:text-align="start" style:justify-single-word="false"/>
      <style:text-properties officeooo:rsid="000e1570" officeooo:paragraph-rsid="000f67b2"/>
    </style:style>
    <style:style style:name="P21" style:family="paragraph" style:parent-style-name="Standard">
      <style:paragraph-properties fo:text-align="start" style:justify-single-word="false"/>
      <style:text-properties officeooo:rsid="00104641" officeooo:paragraph-rsid="00104641"/>
    </style:style>
    <style:style style:name="P22" style:family="paragraph" style:parent-style-name="Standard">
      <style:paragraph-properties fo:text-align="start" style:justify-single-word="false"/>
      <style:text-properties officeooo:rsid="0019ee4c" officeooo:paragraph-rsid="0019ee4c"/>
    </style:style>
    <style:style style:name="P23" style:family="paragraph" style:parent-style-name="Standard">
      <style:paragraph-properties fo:text-align="start" style:justify-single-word="false"/>
      <style:text-properties officeooo:rsid="001b888f" officeooo:paragraph-rsid="001b888f"/>
    </style:style>
    <style:style style:name="P24" style:family="paragraph" style:parent-style-name="Standard">
      <style:paragraph-properties fo:text-align="start" style:justify-single-word="false"/>
      <style:text-properties officeooo:rsid="001b888f" officeooo:paragraph-rsid="00208890"/>
    </style:style>
    <style:style style:name="P25" style:family="paragraph" style:parent-style-name="Standard">
      <style:paragraph-properties fo:text-align="start" style:justify-single-word="false"/>
      <style:text-properties officeooo:rsid="00208890" officeooo:paragraph-rsid="00208890"/>
    </style:style>
    <style:style style:name="P26" style:family="paragraph" style:parent-style-name="Standard">
      <style:paragraph-properties fo:text-align="start" style:justify-single-word="false"/>
      <style:text-properties officeooo:rsid="00224d91" officeooo:paragraph-rsid="00224d91"/>
    </style:style>
    <style:style style:name="P27" style:family="paragraph" style:parent-style-name="Standard">
      <style:paragraph-properties fo:text-align="start" style:justify-single-word="false"/>
      <style:text-properties officeooo:rsid="0027dc21" officeooo:paragraph-rsid="00224d91"/>
    </style:style>
    <style:style style:name="P28" style:family="paragraph" style:parent-style-name="Standard">
      <style:paragraph-properties fo:text-align="end" style:justify-single-word="false"/>
      <style:text-properties officeooo:rsid="00296641" officeooo:paragraph-rsid="00224d91"/>
    </style:style>
    <style:style style:name="P29" style:family="paragraph" style:parent-style-name="Standard">
      <style:paragraph-properties fo:text-align="start" style:justify-single-word="false"/>
      <style:text-properties officeooo:rsid="000d3ca3" officeooo:paragraph-rsid="000b4a98"/>
    </style:style>
    <style:style style:name="P30" style:family="paragraph" style:parent-style-name="Standard">
      <style:paragraph-properties fo:text-align="start" style:justify-single-word="false"/>
      <style:text-properties officeooo:rsid="0029c0da" officeooo:paragraph-rsid="0029c0da"/>
    </style:style>
    <style:style style:name="P31" style:family="paragraph" style:parent-style-name="Standard">
      <style:paragraph-properties fo:text-align="start" style:justify-single-word="false"/>
      <style:text-properties officeooo:rsid="00300186" officeooo:paragraph-rsid="0032a180"/>
    </style:style>
    <style:style style:name="P32" style:family="paragraph" style:parent-style-name="Standard">
      <style:paragraph-properties fo:text-align="center" style:justify-single-word="false"/>
      <style:text-properties officeooo:rsid="00300186" officeooo:paragraph-rsid="0032a180"/>
    </style:style>
    <style:style style:name="P33" style:family="paragraph" style:parent-style-name="Standard">
      <style:paragraph-properties fo:text-align="start" style:justify-single-word="false"/>
      <style:text-properties officeooo:rsid="00368246" officeooo:paragraph-rsid="00368246"/>
    </style:style>
    <style:style style:name="P34" style:family="paragraph" style:parent-style-name="Standard">
      <style:paragraph-properties fo:text-align="start" style:justify-single-word="false"/>
      <style:text-properties officeooo:rsid="00377880" officeooo:paragraph-rsid="00377880"/>
    </style:style>
    <style:style style:name="P35" style:family="paragraph" style:parent-style-name="Standard">
      <style:paragraph-properties fo:text-align="start" style:justify-single-word="false"/>
      <style:text-properties officeooo:rsid="00377880" officeooo:paragraph-rsid="004018eb"/>
    </style:style>
    <style:style style:name="P36" style:family="paragraph" style:parent-style-name="Standard">
      <style:paragraph-properties fo:text-align="start" style:justify-single-word="false"/>
      <style:text-properties officeooo:rsid="0041f1fb" officeooo:paragraph-rsid="0041f1fb"/>
    </style:style>
    <style:style style:name="P37" style:family="paragraph" style:parent-style-name="Standard">
      <style:paragraph-properties fo:text-align="start" style:justify-single-word="false"/>
      <style:text-properties officeooo:rsid="0041f1fb" officeooo:paragraph-rsid="0047b1ed"/>
    </style:style>
    <style:style style:name="P38" style:family="paragraph" style:parent-style-name="Standard">
      <style:paragraph-properties fo:text-align="start" style:justify-single-word="false"/>
      <style:text-properties officeooo:rsid="0049253d" officeooo:paragraph-rsid="004b09eb"/>
    </style:style>
    <style:style style:name="P39" style:family="paragraph" style:parent-style-name="Standard">
      <style:paragraph-properties fo:text-align="center" style:justify-single-word="false"/>
      <style:text-properties officeooo:rsid="0049253d" officeooo:paragraph-rsid="004b09eb"/>
    </style:style>
    <style:style style:name="P40" style:family="paragraph" style:parent-style-name="Standard">
      <style:paragraph-properties fo:text-align="start" style:justify-single-word="false"/>
      <style:text-properties officeooo:rsid="00503063" officeooo:paragraph-rsid="00503063"/>
    </style:style>
    <style:style style:name="P41" style:family="paragraph" style:parent-style-name="Standard">
      <style:paragraph-properties fo:text-align="start" style:justify-single-word="false"/>
      <style:text-properties officeooo:rsid="0057e3f4" officeooo:paragraph-rsid="0057e3f4"/>
    </style:style>
    <style:style style:name="P42" style:family="paragraph" style:parent-style-name="Standard">
      <style:paragraph-properties fo:text-align="start" style:justify-single-word="false"/>
      <style:text-properties officeooo:rsid="004b5203" officeooo:paragraph-rsid="004b09eb"/>
    </style:style>
    <style:style style:name="P43" style:family="paragraph" style:parent-style-name="Standard">
      <style:paragraph-properties fo:text-align="start" style:justify-single-word="false"/>
      <style:text-properties officeooo:rsid="00669885" officeooo:paragraph-rsid="00669885"/>
    </style:style>
    <style:style style:name="P44" style:family="paragraph" style:parent-style-name="Standard">
      <style:paragraph-properties fo:text-align="start" style:justify-single-word="false"/>
      <style:text-properties officeooo:rsid="006be0bd" officeooo:paragraph-rsid="006be0bd"/>
    </style:style>
    <style:style style:name="P45" style:family="paragraph" style:parent-style-name="Standard">
      <style:paragraph-properties fo:text-align="start" style:justify-single-word="false"/>
      <style:text-properties officeooo:rsid="006be0bd" officeooo:paragraph-rsid="006dac01"/>
    </style:style>
    <style:style style:name="P46" style:family="paragraph" style:parent-style-name="Standard">
      <style:paragraph-properties fo:text-align="end" style:justify-single-word="false"/>
      <style:text-properties officeooo:rsid="0071c035" officeooo:paragraph-rsid="0071c035"/>
    </style:style>
    <style:style style:name="P47" style:family="paragraph" style:parent-style-name="Standard">
      <style:paragraph-properties fo:text-align="start" style:justify-single-word="false"/>
      <style:text-properties officeooo:rsid="00713352" officeooo:paragraph-rsid="00759595"/>
    </style:style>
    <style:style style:name="P48" style:family="paragraph" style:parent-style-name="Standard">
      <style:paragraph-properties fo:text-align="start" style:justify-single-word="false"/>
      <style:text-properties officeooo:rsid="0086dbea" officeooo:paragraph-rsid="0086dbea"/>
    </style:style>
    <style:style style:name="P49" style:family="paragraph" style:parent-style-name="Standard">
      <style:paragraph-properties fo:text-align="start" style:justify-single-word="false"/>
      <style:text-properties officeooo:rsid="008796e3" officeooo:paragraph-rsid="0086dbea"/>
    </style:style>
    <style:style style:name="P50" style:family="paragraph" style:parent-style-name="Standard">
      <style:paragraph-properties fo:text-align="start" style:justify-single-word="false"/>
      <style:text-properties officeooo:rsid="008be284" officeooo:paragraph-rsid="008be284"/>
    </style:style>
    <style:style style:name="P51" style:family="paragraph" style:parent-style-name="Standard">
      <style:paragraph-properties fo:text-align="start" style:justify-single-word="false"/>
      <style:text-properties fo:color="#000000" style:font-name="Liberation Serif" fo:font-size="12pt" officeooo:rsid="00969302" officeooo:paragraph-rsid="00969302" style:letter-kerning="true" style:font-name-asian="Arial Unicode MS" style:font-size-asian="12pt" style:language-asian="hi" style:country-asian="IN" style:font-name-complex="Liberation Serif1" style:font-size-complex="12pt" style:language-complex="es" style:country-complex="ES"/>
    </style:style>
    <style:style style:name="P52" style:family="paragraph" style:parent-style-name="Standard">
      <style:paragraph-properties fo:text-align="start" style:justify-single-word="false"/>
      <style:text-properties fo:color="#000000" style:font-name="Liberation Serif" fo:font-size="12pt" officeooo:rsid="009b3583" officeooo:paragraph-rsid="009947ea" style:letter-kerning="true" style:font-name-asian="Arial Unicode MS" style:font-size-asian="12pt" style:language-asian="hi" style:country-asian="IN" style:font-name-complex="Liberation Serif1" style:font-size-complex="12pt" style:language-complex="es" style:country-complex="ES"/>
    </style:style>
    <style:style style:name="P53" style:family="paragraph" style:parent-style-name="Standard">
      <style:paragraph-properties fo:text-align="start" style:justify-single-word="false"/>
      <style:text-properties fo:color="#000000" style:font-name="Liberation Serif" fo:font-size="12pt" officeooo:rsid="009ba465" officeooo:paragraph-rsid="009947ea" style:letter-kerning="true" style:font-name-asian="Arial Unicode MS" style:font-size-asian="12pt" style:language-asian="hi" style:country-asian="IN" style:font-name-complex="Liberation Serif1" style:font-size-complex="12pt" style:language-complex="es" style:country-complex="ES"/>
    </style:style>
    <style:style style:name="P54" style:family="paragraph" style:parent-style-name="Standard">
      <style:paragraph-properties fo:text-align="start" style:justify-single-word="false"/>
      <style:text-properties fo:color="#000000" style:font-name="Liberation Serif" fo:font-size="12pt" officeooo:rsid="009ce405" officeooo:paragraph-rsid="009947ea" style:letter-kerning="true" style:font-name-asian="Arial Unicode MS" style:font-size-asian="12pt" style:language-asian="hi" style:country-asian="IN" style:font-name-complex="Liberation Serif1" style:font-size-complex="12pt" style:language-complex="es" style:country-complex="ES"/>
    </style:style>
    <style:style style:name="P55" style:family="paragraph" style:parent-style-name="Standard">
      <style:paragraph-properties fo:text-align="start" style:justify-single-word="false"/>
      <style:text-properties fo:color="#000000" style:font-name="Liberation Serif" fo:font-size="12pt" officeooo:rsid="009ce405" officeooo:paragraph-rsid="00a203b3" style:letter-kerning="true" style:font-name-asian="Arial Unicode MS" style:font-size-asian="12pt" style:language-asian="hi" style:country-asian="IN" style:font-name-complex="Liberation Serif1" style:font-size-complex="12pt" style:language-complex="es" style:country-complex="ES"/>
    </style:style>
    <style:style style:name="P56" style:family="paragraph" style:parent-style-name="Standard">
      <style:paragraph-properties fo:text-align="start" style:justify-single-word="false"/>
      <style:text-properties fo:color="#000000" style:font-name="Liberation Serif" fo:font-size="12pt" officeooo:rsid="009fa33f" officeooo:paragraph-rsid="009947ea" style:letter-kerning="true" style:font-name-asian="Arial Unicode MS" style:font-size-asian="12pt" style:language-asian="hi" style:country-asian="IN" style:font-name-complex="Liberation Serif1" style:font-size-complex="12pt" style:language-complex="es" style:country-complex="ES"/>
    </style:style>
    <style:style style:name="P57" style:family="paragraph" style:parent-style-name="Standard">
      <style:paragraph-properties fo:text-align="start" style:justify-single-word="false"/>
      <style:text-properties fo:color="#000000" style:font-name="Liberation Serif" fo:font-size="12pt" officeooo:rsid="00a3bb6a" officeooo:paragraph-rsid="00a3bb6a" style:letter-kerning="true" style:font-name-asian="Arial Unicode MS" style:font-size-asian="12pt" style:language-asian="hi" style:country-asian="IN" style:font-name-complex="Liberation Serif1" style:font-size-complex="12pt" style:language-complex="es" style:country-complex="ES"/>
    </style:style>
    <style:style style:name="P58" style:family="paragraph" style:parent-style-name="Standard">
      <style:paragraph-properties fo:text-align="start" style:justify-single-word="false"/>
      <style:text-properties fo:color="#000000" style:font-name="Liberation Serif" fo:font-size="12pt" officeooo:rsid="00a203b3" officeooo:paragraph-rsid="009fa33f" style:letter-kerning="true" style:font-name-asian="Arial Unicode MS" style:font-size-asian="12pt" style:language-asian="hi" style:country-asian="IN" style:font-name-complex="Liberation Serif1" style:font-size-complex="12pt" style:language-complex="es" style:country-complex="ES"/>
    </style:style>
    <style:style style:name="P59" style:family="paragraph" style:parent-style-name="Standard">
      <style:paragraph-properties fo:text-align="start" style:justify-single-word="false"/>
      <style:text-properties fo:color="#000000" style:font-name="Liberation Serif" fo:font-size="12pt" officeooo:rsid="00a203b3" officeooo:paragraph-rsid="00a203b3" style:letter-kerning="true" style:font-name-asian="Arial Unicode MS" style:font-size-asian="12pt" style:language-asian="hi" style:country-asian="IN" style:font-name-complex="Liberation Serif1" style:font-size-complex="12pt" style:language-complex="es" style:country-complex="ES"/>
    </style:style>
    <style:style style:name="P60" style:family="paragraph" style:parent-style-name="Standard">
      <style:paragraph-properties fo:text-align="start" style:justify-single-word="false"/>
      <style:text-properties fo:color="#000000" style:font-name="Liberation Serif" fo:font-size="12pt" officeooo:rsid="00a7653c" officeooo:paragraph-rsid="00a7653c" style:letter-kerning="true" style:font-name-asian="Arial Unicode MS" style:font-size-asian="12pt" style:language-asian="hi" style:country-asian="IN" style:font-name-complex="Liberation Serif1" style:font-size-complex="12pt" style:language-complex="es" style:country-complex="ES"/>
    </style:style>
    <style:style style:name="P61" style:family="paragraph" style:parent-style-name="Standard">
      <style:paragraph-properties fo:text-align="start" style:justify-single-word="false"/>
      <style:text-properties fo:color="#000000" style:font-name="Liberation Serif" fo:font-size="12pt" officeooo:rsid="00ab7c73" officeooo:paragraph-rsid="00ab7c73" style:letter-kerning="true" style:font-name-asian="Arial Unicode MS" style:font-size-asian="12pt" style:language-asian="hi" style:country-asian="IN" style:font-name-complex="Liberation Serif1" style:font-size-complex="12pt" style:language-complex="es" style:country-complex="ES"/>
    </style:style>
    <style:style style:name="P62" style:family="paragraph" style:parent-style-name="Standard">
      <style:paragraph-properties fo:text-align="start" style:justify-single-word="false"/>
      <style:text-properties fo:color="#000000" style:font-name="Liberation Serif" fo:font-size="12pt" officeooo:rsid="00ad651f" officeooo:paragraph-rsid="00ab7c73" style:letter-kerning="true" style:font-name-asian="Arial Unicode MS" style:font-size-asian="12pt" style:language-asian="hi" style:country-asian="IN" style:font-name-complex="Liberation Serif1" style:font-size-complex="12pt" style:language-complex="es" style:country-complex="ES"/>
    </style:style>
    <style:style style:name="P63" style:family="paragraph" style:parent-style-name="Standard">
      <style:paragraph-properties fo:text-align="start" style:justify-single-word="false"/>
      <style:text-properties fo:color="#000000" style:font-name="Liberation Serif" fo:font-size="12pt" officeooo:rsid="00b39fa1" officeooo:paragraph-rsid="00b39fa1" style:letter-kerning="true" style:font-name-asian="Arial Unicode MS" style:font-size-asian="12pt" style:language-asian="hi" style:country-asian="IN" style:font-name-complex="Liberation Serif1" style:font-size-complex="12pt" style:language-complex="es" style:country-complex="ES"/>
    </style:style>
    <style:style style:name="P64" style:family="paragraph" style:parent-style-name="Standard">
      <style:paragraph-properties fo:text-align="start" style:justify-single-word="false"/>
      <style:text-properties fo:color="#000000" style:font-name="Liberation Serif" fo:font-size="12pt" officeooo:rsid="00b5010b" officeooo:paragraph-rsid="00b5010b" style:letter-kerning="true" style:font-name-asian="Arial Unicode MS" style:font-size-asian="12pt" style:language-asian="hi" style:country-asian="IN" style:font-name-complex="Liberation Serif1" style:font-size-complex="12pt" style:language-complex="es" style:country-complex="ES"/>
    </style:style>
    <style:style style:name="P65" style:family="paragraph" style:parent-style-name="Standard">
      <style:paragraph-properties fo:text-align="start" style:justify-single-word="false"/>
      <style:text-properties fo:color="#000000" style:font-name="Liberation Serif" fo:font-size="12pt" officeooo:rsid="00b81b84" officeooo:paragraph-rsid="00b81b84" style:letter-kerning="true" style:font-name-asian="Arial Unicode MS" style:font-size-asian="12pt" style:language-asian="hi" style:country-asian="IN" style:font-name-complex="Liberation Serif1" style:font-size-complex="12pt" style:language-complex="es" style:country-complex="ES"/>
    </style:style>
    <style:style style:name="P66" style:family="paragraph" style:parent-style-name="Standard">
      <style:paragraph-properties fo:text-align="start" style:justify-single-word="false"/>
      <style:text-properties fo:color="#000000" style:font-name="Liberation Serif" fo:font-size="12pt" officeooo:rsid="00b81b84" officeooo:paragraph-rsid="00ba1467" style:letter-kerning="true" style:font-name-asian="Arial Unicode MS" style:font-size-asian="12pt" style:language-asian="hi" style:country-asian="IN" style:font-name-complex="Liberation Serif1" style:font-size-complex="12pt" style:language-complex="es" style:country-complex="ES"/>
    </style:style>
    <style:style style:name="P67" style:family="paragraph" style:parent-style-name="Standard">
      <style:paragraph-properties fo:text-align="start" style:justify-single-word="false"/>
      <style:text-properties fo:color="#000000" style:font-name="Liberation Serif" fo:font-size="12pt" officeooo:rsid="00baac7f" officeooo:paragraph-rsid="00ba1467" style:letter-kerning="true" style:font-name-asian="Arial Unicode MS" style:font-size-asian="12pt" style:language-asian="hi" style:country-asian="IN" style:font-name-complex="Liberation Serif1" style:font-size-complex="12pt" style:language-complex="es" style:country-complex="ES"/>
    </style:style>
    <style:style style:name="P68" style:family="paragraph" style:parent-style-name="Standard">
      <style:paragraph-properties fo:text-align="start" style:justify-single-word="false"/>
      <style:text-properties fo:color="#000000" style:font-name="Liberation Serif" fo:font-size="12pt" officeooo:rsid="00baac7f" officeooo:paragraph-rsid="00baac7f" style:letter-kerning="true" style:font-name-asian="Arial Unicode MS" style:font-size-asian="12pt" style:language-asian="hi" style:country-asian="IN" style:font-name-complex="Liberation Serif1" style:font-size-complex="12pt" style:language-complex="es" style:country-complex="ES"/>
    </style:style>
    <style:style style:name="P69" style:family="paragraph" style:parent-style-name="Standard">
      <style:paragraph-properties fo:text-align="start" style:justify-single-word="false"/>
      <style:text-properties fo:color="#000000" style:font-name="Liberation Serif" fo:font-size="12pt" officeooo:rsid="00baac7f" officeooo:paragraph-rsid="00bc5769" style:letter-kerning="true" style:font-name-asian="Arial Unicode MS" style:font-size-asian="12pt" style:language-asian="hi" style:country-asian="IN" style:font-name-complex="Liberation Serif1" style:font-size-complex="12pt" style:language-complex="es" style:country-complex="ES"/>
    </style:style>
    <style:style style:name="P70" style:family="paragraph" style:parent-style-name="Standard">
      <style:paragraph-properties fo:text-align="start" style:justify-single-word="false"/>
      <style:text-properties fo:color="#000000" style:font-name="Liberation Serif" fo:font-size="12pt" officeooo:rsid="00bc5769" officeooo:paragraph-rsid="00bc5769" style:letter-kerning="true" style:font-name-asian="Arial Unicode MS" style:font-size-asian="12pt" style:language-asian="hi" style:country-asian="IN" style:font-name-complex="Liberation Serif1" style:font-size-complex="12pt" style:language-complex="es" style:country-complex="ES"/>
    </style:style>
    <style:style style:name="P71" style:family="paragraph" style:parent-style-name="Standard">
      <style:paragraph-properties fo:text-align="start" style:justify-single-word="false"/>
      <style:text-properties fo:color="#000000" style:font-name="Liberation Serif" fo:font-size="12pt" officeooo:rsid="00bcd603" officeooo:paragraph-rsid="00bc5769" style:letter-kerning="true" style:font-name-asian="Arial Unicode MS" style:font-size-asian="12pt" style:language-asian="hi" style:country-asian="IN" style:font-name-complex="Liberation Serif1" style:font-size-complex="12pt" style:language-complex="es" style:country-complex="ES"/>
    </style:style>
    <style:style style:name="P72" style:family="paragraph" style:parent-style-name="Standard">
      <style:paragraph-properties fo:text-align="start" style:justify-single-word="false"/>
      <style:text-properties fo:color="#000000" style:font-name="Liberation Serif" fo:font-size="12pt" officeooo:rsid="00c9f2f4" officeooo:paragraph-rsid="00c9f2f4" style:letter-kerning="true" style:font-name-asian="Arial Unicode MS" style:font-size-asian="12pt" style:language-asian="hi" style:country-asian="IN" style:font-name-complex="Liberation Serif1" style:font-size-complex="12pt" style:language-complex="es" style:country-complex="ES"/>
    </style:style>
    <style:style style:name="P73" style:family="paragraph" style:parent-style-name="Standard">
      <style:paragraph-properties fo:text-align="start" style:justify-single-word="false"/>
      <style:text-properties fo:color="#000000" style:font-name="Liberation Serif" fo:font-size="12pt" officeooo:rsid="00c4d43c" officeooo:paragraph-rsid="00bc5769" style:letter-kerning="true" style:font-name-asian="Arial Unicode MS" style:font-size-asian="12pt" style:language-asian="hi" style:country-asian="IN" style:font-name-complex="Liberation Serif1" style:font-size-complex="12pt" style:language-complex="es" style:country-complex="ES"/>
    </style:style>
    <style:style style:name="P74" style:family="paragraph" style:parent-style-name="Standard">
      <style:paragraph-properties fo:text-align="start" style:justify-single-word="false"/>
      <style:text-properties fo:color="#000000" style:font-name="Liberation Serif" fo:font-size="12pt" officeooo:rsid="00d0e42a" officeooo:paragraph-rsid="00c9f2f4" style:letter-kerning="true" style:font-name-asian="Arial Unicode MS" style:font-size-asian="12pt" style:language-asian="hi" style:country-asian="IN" style:font-name-complex="Liberation Serif1" style:font-size-complex="12pt" style:language-complex="es" style:country-complex="ES"/>
    </style:style>
    <style:style style:name="P75" style:family="paragraph" style:parent-style-name="Standard">
      <style:paragraph-properties fo:text-align="start" style:justify-single-word="false"/>
      <style:text-properties fo:color="#000000" style:font-name="Liberation Serif" fo:font-size="12pt" officeooo:rsid="00d1c14d" officeooo:paragraph-rsid="00d36a35" style:letter-kerning="true" style:font-name-asian="Arial Unicode MS" style:font-size-asian="12pt" style:language-asian="hi" style:country-asian="IN" style:font-name-complex="Liberation Serif1" style:font-size-complex="12pt" style:language-complex="es" style:country-complex="ES"/>
    </style:style>
    <style:style style:name="P76" style:family="paragraph" style:parent-style-name="Standard">
      <style:paragraph-properties fo:text-align="start" style:justify-single-word="false"/>
      <style:text-properties fo:color="#000000" style:font-name="Liberation Serif" fo:font-size="12pt" officeooo:rsid="00d36a35" officeooo:paragraph-rsid="00d36a35" style:letter-kerning="true" style:font-name-asian="Arial Unicode MS" style:font-size-asian="12pt" style:language-asian="hi" style:country-asian="IN" style:font-name-complex="Liberation Serif1" style:font-size-complex="12pt" style:language-complex="es" style:country-complex="ES"/>
    </style:style>
    <style:style style:name="P77" style:family="paragraph" style:parent-style-name="Standard">
      <style:paragraph-properties fo:text-align="start" style:justify-single-word="false"/>
      <style:text-properties officeooo:rsid="009fa33f" officeooo:paragraph-rsid="009fa33f"/>
    </style:style>
    <style:style style:name="P78" style:family="paragraph" style:parent-style-name="Standard">
      <style:paragraph-properties fo:text-align="start" style:justify-single-word="false"/>
      <style:text-properties officeooo:rsid="00d1a4cf" officeooo:paragraph-rsid="00d36a35"/>
    </style:style>
    <style:style style:name="P79" style:family="paragraph" style:parent-style-name="Standard" style:master-page-name="Standard">
      <style:paragraph-properties fo:text-align="start" style:justify-single-word="false" style:page-number="auto"/>
    </style:style>
    <style:style style:name="P80" style:family="paragraph" style:parent-style-name="Standard">
      <style:paragraph-properties fo:text-align="start" style:justify-single-word="false"/>
      <style:text-properties fo:color="#000000" style:font-name="Liberation Serif" fo:font-size="12pt" fo:language="es" fo:country="UY" officeooo:rsid="00d5422a" officeooo:paragraph-rsid="00d5422a" style:letter-kerning="true" style:font-name-asian="Arial Unicode MS" style:font-size-asian="12pt" style:language-asian="hi" style:country-asian="IN" style:font-name-complex="Liberation Serif1" style:font-size-complex="12pt" style:language-complex="es" style:country-complex="ES"/>
    </style:style>
    <style:style style:name="P81" style:family="paragraph" style:parent-style-name="Standard">
      <style:paragraph-properties fo:text-align="start" style:justify-single-word="false"/>
      <style:text-properties fo:color="#000000" style:font-name="Liberation Serif" fo:font-size="12pt" fo:language="es" fo:country="UY" officeooo:rsid="00d71ff4" officeooo:paragraph-rsid="00d5422a" style:letter-kerning="true" style:font-name-asian="Arial Unicode MS" style:font-size-asian="12pt" style:language-asian="hi" style:country-asian="IN" style:font-name-complex="Liberation Serif1" style:font-size-complex="12pt" style:language-complex="es" style:country-complex="ES"/>
    </style:style>
    <style:style style:name="P82" style:family="paragraph" style:parent-style-name="Standard">
      <style:paragraph-properties fo:text-align="start" style:justify-single-word="false"/>
      <style:text-properties officeooo:paragraph-rsid="00d5422a"/>
    </style:style>
    <style:style style:name="T1" style:family="text">
      <style:text-properties officeooo:rsid="00048feb"/>
    </style:style>
    <style:style style:name="T2" style:family="text">
      <style:text-properties officeooo:rsid="0005d649"/>
    </style:style>
    <style:style style:name="T3" style:family="text">
      <style:text-properties fo:font-variant="normal" fo:text-transform="none" fo:color="#000000" style:font-name="Liberation Serif" fo:font-size="12pt" fo:letter-spacing="normal" fo:font-style="normal"/>
    </style:style>
    <style:style style:name="T4" style:family="text">
      <style:text-properties fo:font-variant="normal" fo:text-transform="none" fo:color="#000000" style:font-name="Liberation Serif" fo:font-size="12pt" fo:letter-spacing="normal" fo:font-style="normal" officeooo:rsid="0005d649"/>
    </style:style>
    <style:style style:name="T5" style:family="text">
      <style:text-properties fo:font-variant="normal" fo:text-transform="none" fo:color="#000000" style:font-name="Liberation Serif" fo:font-size="12pt" fo:letter-spacing="normal" fo:font-style="normal" officeooo:rsid="000c6ee1"/>
    </style:style>
    <style:style style:name="T6" style:family="text">
      <style:text-properties officeooo:rsid="00079298"/>
    </style:style>
    <style:style style:name="T7" style:family="text">
      <style:text-properties officeooo:rsid="000b4a98"/>
    </style:style>
    <style:style style:name="T8" style:family="text">
      <style:text-properties officeooo:rsid="000c6ee1"/>
    </style:style>
    <style:style style:name="T9" style:family="text">
      <style:text-properties officeooo:rsid="000f67b2"/>
    </style:style>
    <style:style style:name="T10" style:family="text">
      <style:text-properties officeooo:rsid="00116ced"/>
    </style:style>
    <style:style style:name="T11" style:family="text">
      <style:text-properties officeooo:rsid="00145822"/>
    </style:style>
    <style:style style:name="T12" style:family="text">
      <style:text-properties officeooo:rsid="001c725d"/>
    </style:style>
    <style:style style:name="T13" style:family="text">
      <style:text-properties officeooo:rsid="001f91e1"/>
    </style:style>
    <style:style style:name="T14" style:family="text">
      <style:text-properties officeooo:rsid="00208890"/>
    </style:style>
    <style:style style:name="T15" style:family="text">
      <style:text-properties officeooo:rsid="00224d91"/>
    </style:style>
    <style:style style:name="T16" style:family="text">
      <style:text-properties officeooo:rsid="0022e27f"/>
    </style:style>
    <style:style style:name="T17" style:family="text">
      <style:text-properties officeooo:rsid="0024460d"/>
    </style:style>
    <style:style style:name="T18" style:family="text">
      <style:text-properties officeooo:rsid="002a473e"/>
    </style:style>
    <style:style style:name="T19" style:family="text">
      <style:text-properties officeooo:rsid="0033b343"/>
    </style:style>
    <style:style style:name="T20" style:family="text">
      <style:text-properties officeooo:rsid="00368246"/>
    </style:style>
    <style:style style:name="T21" style:family="text">
      <style:text-properties officeooo:rsid="00391120"/>
    </style:style>
    <style:style style:name="T22" style:family="text">
      <style:text-properties officeooo:rsid="00392c0b"/>
    </style:style>
    <style:style style:name="T23" style:family="text">
      <style:text-properties officeooo:rsid="004018eb"/>
    </style:style>
    <style:style style:name="T24" style:family="text">
      <style:text-properties officeooo:rsid="00460702"/>
    </style:style>
    <style:style style:name="T25" style:family="text">
      <style:text-properties officeooo:rsid="0047b1ed"/>
    </style:style>
    <style:style style:name="T26" style:family="text">
      <style:text-properties officeooo:rsid="004b09eb"/>
    </style:style>
    <style:style style:name="T27" style:family="text">
      <style:text-properties officeooo:rsid="004efdcd"/>
    </style:style>
    <style:style style:name="T28" style:family="text">
      <style:text-properties officeooo:rsid="00512f08"/>
    </style:style>
    <style:style style:name="T29" style:family="text">
      <style:text-properties officeooo:rsid="0058bc64"/>
    </style:style>
    <style:style style:name="T30" style:family="text">
      <style:text-properties officeooo:rsid="0060f7d6"/>
    </style:style>
    <style:style style:name="T31" style:family="text">
      <style:text-properties officeooo:rsid="00627b3b"/>
    </style:style>
    <style:style style:name="T32" style:family="text">
      <style:text-properties officeooo:rsid="00682c19"/>
    </style:style>
    <style:style style:name="T33" style:family="text">
      <style:text-properties officeooo:rsid="0068dc6c"/>
    </style:style>
    <style:style style:name="T34" style:family="text">
      <style:text-properties officeooo:rsid="006dac01"/>
    </style:style>
    <style:style style:name="T35" style:family="text">
      <style:text-properties officeooo:rsid="0071c035"/>
    </style:style>
    <style:style style:name="T36" style:family="text">
      <style:text-properties officeooo:rsid="007df905"/>
    </style:style>
    <style:style style:name="T37" style:family="text">
      <style:text-properties officeooo:rsid="008796e3"/>
    </style:style>
    <style:style style:name="T38" style:family="text">
      <style:text-properties officeooo:rsid="0089411f"/>
    </style:style>
    <style:style style:name="T39" style:family="text">
      <style:text-properties officeooo:rsid="008b9be2"/>
    </style:style>
    <style:style style:name="T40" style:family="text">
      <style:text-properties officeooo:rsid="008be284"/>
    </style:style>
    <style:style style:name="T41" style:family="text">
      <style:text-properties officeooo:rsid="008d1c84"/>
    </style:style>
    <style:style style:name="T42" style:family="text">
      <style:text-properties fo:color="#000000" style:font-name="Liberation Serif" fo:font-size="12pt" style:letter-kerning="true" style:font-name-asian="Arial Unicode MS" style:font-size-asian="12pt" style:language-asian="hi" style:country-asian="IN" style:font-name-complex="Liberation Serif1" style:font-size-complex="12pt" style:language-complex="es" style:country-complex="ES"/>
    </style:style>
    <style:style style:name="T43" style:family="text">
      <style:text-properties fo:color="#000000" style:font-name="Liberation Serif" fo:font-size="12pt" officeooo:rsid="008fefb9" style:letter-kerning="true" style:font-name-asian="Arial Unicode MS" style:font-size-asian="12pt" style:language-asian="hi" style:country-asian="IN" style:font-name-complex="Liberation Serif1" style:font-size-complex="12pt" style:language-complex="es" style:country-complex="ES"/>
    </style:style>
    <style:style style:name="T44" style:family="text">
      <style:text-properties fo:color="#000000" style:font-name="Liberation Serif" fo:font-size="12pt" officeooo:rsid="0090a219" style:letter-kerning="true" style:font-name-asian="Arial Unicode MS" style:font-size-asian="12pt" style:language-asian="hi" style:country-asian="IN" style:font-name-complex="Liberation Serif1" style:font-size-complex="12pt" style:language-complex="es" style:country-complex="ES"/>
    </style:style>
    <style:style style:name="T45" style:family="text">
      <style:text-properties fo:color="#000000" style:font-name="Liberation Serif" fo:font-size="12pt" officeooo:rsid="0091e18d" style:letter-kerning="true" style:font-name-asian="Arial Unicode MS" style:font-size-asian="12pt" style:language-asian="hi" style:country-asian="IN" style:font-name-complex="Liberation Serif1" style:font-size-complex="12pt" style:language-complex="es" style:country-complex="ES"/>
    </style:style>
    <style:style style:name="T46" style:family="text">
      <style:text-properties fo:color="#000000" style:font-name="Liberation Serif" fo:font-size="12pt" officeooo:rsid="00929cae" style:letter-kerning="true" style:font-name-asian="Arial Unicode MS" style:font-size-asian="12pt" style:language-asian="hi" style:country-asian="IN" style:font-name-complex="Liberation Serif1" style:font-size-complex="12pt" style:language-complex="es" style:country-complex="ES"/>
    </style:style>
    <style:style style:name="T47" style:family="text">
      <style:text-properties fo:color="#000000" style:font-name="Liberation Serif" fo:font-size="12pt" officeooo:rsid="00969302" style:letter-kerning="true" style:font-name-asian="Arial Unicode MS" style:font-size-asian="12pt" style:language-asian="hi" style:country-asian="IN" style:font-name-complex="Liberation Serif1" style:font-size-complex="12pt" style:language-complex="es" style:country-complex="ES"/>
    </style:style>
    <style:style style:name="T48" style:family="text">
      <style:text-properties fo:color="#000000" style:font-name="Liberation Serif" fo:font-size="12pt" officeooo:rsid="009947ea" style:letter-kerning="true" style:font-name-asian="Arial Unicode MS" style:font-size-asian="12pt" style:language-asian="hi" style:country-asian="IN" style:font-name-complex="Liberation Serif1" style:font-size-complex="12pt" style:language-complex="es" style:country-complex="ES"/>
    </style:style>
    <style:style style:name="T49" style:family="text">
      <style:text-properties fo:color="#000000" style:font-name="Liberation Serif" fo:font-size="12pt" officeooo:rsid="0097a8a2" style:letter-kerning="true" style:font-name-asian="Arial Unicode MS" style:font-size-asian="12pt" style:language-asian="hi" style:country-asian="IN" style:font-name-complex="Liberation Serif1" style:font-size-complex="12pt" style:language-complex="es" style:country-complex="ES"/>
    </style:style>
    <style:style style:name="T50" style:family="text">
      <style:text-properties fo:color="#000000" style:font-name="Liberation Serif" fo:font-size="12pt" officeooo:rsid="009b3583" style:letter-kerning="true" style:font-name-asian="Arial Unicode MS" style:font-size-asian="12pt" style:language-asian="hi" style:country-asian="IN" style:font-name-complex="Liberation Serif1" style:font-size-complex="12pt" style:language-complex="es" style:country-complex="ES"/>
    </style:style>
    <style:style style:name="T51" style:family="text">
      <style:text-properties fo:color="#000000" style:font-name="Liberation Serif" fo:font-size="12pt" officeooo:rsid="009ba465" style:letter-kerning="true" style:font-name-asian="Arial Unicode MS" style:font-size-asian="12pt" style:language-asian="hi" style:country-asian="IN" style:font-name-complex="Liberation Serif1" style:font-size-complex="12pt" style:language-complex="es" style:country-complex="ES"/>
    </style:style>
    <style:style style:name="T52" style:family="text">
      <style:text-properties fo:color="#000000" style:font-name="Liberation Serif" fo:font-size="12pt" officeooo:rsid="009ce405" style:letter-kerning="true" style:font-name-asian="Arial Unicode MS" style:font-size-asian="12pt" style:language-asian="hi" style:country-asian="IN" style:font-name-complex="Liberation Serif1" style:font-size-complex="12pt" style:language-complex="es" style:country-complex="ES"/>
    </style:style>
    <style:style style:name="T53" style:family="text">
      <style:text-properties fo:color="#000000" style:font-name="Liberation Serif" fo:font-size="12pt" officeooo:rsid="009f2e17" style:letter-kerning="true" style:font-name-asian="Arial Unicode MS" style:font-size-asian="12pt" style:language-asian="hi" style:country-asian="IN" style:font-name-complex="Liberation Serif1" style:font-size-complex="12pt" style:language-complex="es" style:country-complex="ES"/>
    </style:style>
    <style:style style:name="T54" style:family="text">
      <style:text-properties fo:color="#000000" style:font-name="Liberation Serif" fo:font-size="12pt" officeooo:rsid="009fa33f" style:letter-kerning="true" style:font-name-asian="Arial Unicode MS" style:font-size-asian="12pt" style:language-asian="hi" style:country-asian="IN" style:font-name-complex="Liberation Serif1" style:font-size-complex="12pt" style:language-complex="es" style:country-complex="ES"/>
    </style:style>
    <style:style style:name="T55" style:family="text">
      <style:text-properties fo:color="#000000" style:font-name="Liberation Serif" fo:font-size="12pt" officeooo:rsid="009fcad0" style:letter-kerning="true" style:font-name-asian="Arial Unicode MS" style:font-size-asian="12pt" style:language-asian="hi" style:country-asian="IN" style:font-name-complex="Liberation Serif1" style:font-size-complex="12pt" style:language-complex="es" style:country-complex="ES"/>
    </style:style>
    <style:style style:name="T56" style:family="text">
      <style:text-properties fo:color="#000000" style:font-name="Liberation Serif" fo:font-size="12pt" officeooo:rsid="00a0a622" style:letter-kerning="true" style:font-name-asian="Arial Unicode MS" style:font-size-asian="12pt" style:language-asian="hi" style:country-asian="IN" style:font-name-complex="Liberation Serif1" style:font-size-complex="12pt" style:language-complex="es" style:country-complex="ES"/>
    </style:style>
    <style:style style:name="T57" style:family="text">
      <style:text-properties fo:color="#000000" style:font-name="Liberation Serif" fo:font-size="12pt" officeooo:rsid="00a203b3" style:letter-kerning="true" style:font-name-asian="Arial Unicode MS" style:font-size-asian="12pt" style:language-asian="hi" style:country-asian="IN" style:font-name-complex="Liberation Serif1" style:font-size-complex="12pt" style:language-complex="es" style:country-complex="ES"/>
    </style:style>
    <style:style style:name="T58" style:family="text">
      <style:text-properties fo:color="#000000" style:font-name="Liberation Serif" fo:font-size="12pt" officeooo:rsid="00ab7c73" style:letter-kerning="true" style:font-name-asian="Arial Unicode MS" style:font-size-asian="12pt" style:language-asian="hi" style:country-asian="IN" style:font-name-complex="Liberation Serif1" style:font-size-complex="12pt" style:language-complex="es" style:country-complex="ES"/>
    </style:style>
    <style:style style:name="T59" style:family="text">
      <style:text-properties fo:color="#000000" style:font-name="Liberation Serif" fo:font-size="12pt" officeooo:rsid="00ad651f" style:letter-kerning="true" style:font-name-asian="Arial Unicode MS" style:font-size-asian="12pt" style:language-asian="hi" style:country-asian="IN" style:font-name-complex="Liberation Serif1" style:font-size-complex="12pt" style:language-complex="es" style:country-complex="ES"/>
    </style:style>
    <style:style style:name="T60" style:family="text">
      <style:text-properties fo:color="#000000" style:font-name="Liberation Serif" fo:font-size="12pt" officeooo:rsid="00af51f3" style:letter-kerning="true" style:font-name-asian="Arial Unicode MS" style:font-size-asian="12pt" style:language-asian="hi" style:country-asian="IN" style:font-name-complex="Liberation Serif1" style:font-size-complex="12pt" style:language-complex="es" style:country-complex="ES"/>
    </style:style>
    <style:style style:name="T61" style:family="text">
      <style:text-properties fo:color="#000000" style:font-name="Liberation Serif" fo:font-size="12pt" officeooo:rsid="008fed92" style:letter-kerning="true" style:font-name-asian="Arial Unicode MS" style:font-size-asian="12pt" style:language-asian="hi" style:country-asian="IN" style:font-name-complex="Liberation Serif1" style:font-size-complex="12pt" style:language-complex="es" style:country-complex="ES"/>
    </style:style>
    <style:style style:name="T62" style:family="text">
      <style:text-properties fo:color="#000000" style:font-name="Liberation Serif" fo:font-size="12pt" officeooo:rsid="00b004bc" style:letter-kerning="true" style:font-name-asian="Arial Unicode MS" style:font-size-asian="12pt" style:language-asian="hi" style:country-asian="IN" style:font-name-complex="Liberation Serif1" style:font-size-complex="12pt" style:language-complex="es" style:country-complex="ES"/>
    </style:style>
    <style:style style:name="T63" style:family="text">
      <style:text-properties fo:color="#000000" style:font-name="Liberation Serif" fo:font-size="12pt" officeooo:rsid="00a3bb6a" style:letter-kerning="true" style:font-name-asian="Arial Unicode MS" style:font-size-asian="12pt" style:language-asian="hi" style:country-asian="IN" style:font-name-complex="Liberation Serif1" style:font-size-complex="12pt" style:language-complex="es" style:country-complex="ES"/>
    </style:style>
    <style:style style:name="T64" style:family="text">
      <style:text-properties fo:color="#000000" style:font-name="Liberation Serif" fo:font-size="12pt" officeooo:rsid="00b39fa1" style:letter-kerning="true" style:font-name-asian="Arial Unicode MS" style:font-size-asian="12pt" style:language-asian="hi" style:country-asian="IN" style:font-name-complex="Liberation Serif1" style:font-size-complex="12pt" style:language-complex="es" style:country-complex="ES"/>
    </style:style>
    <style:style style:name="T65" style:family="text">
      <style:text-properties fo:color="#000000" style:font-name="Liberation Serif" fo:font-size="12pt" officeooo:rsid="00b34781" style:letter-kerning="true" style:font-name-asian="Arial Unicode MS" style:font-size-asian="12pt" style:language-asian="hi" style:country-asian="IN" style:font-name-complex="Liberation Serif1" style:font-size-complex="12pt" style:language-complex="es" style:country-complex="ES"/>
    </style:style>
    <style:style style:name="T66" style:family="text">
      <style:text-properties fo:color="#000000" style:font-name="Liberation Serif" fo:font-size="12pt" officeooo:rsid="00b5010b" style:letter-kerning="true" style:font-name-asian="Arial Unicode MS" style:font-size-asian="12pt" style:language-asian="hi" style:country-asian="IN" style:font-name-complex="Liberation Serif1" style:font-size-complex="12pt" style:language-complex="es" style:country-complex="ES"/>
    </style:style>
    <style:style style:name="T67" style:family="text">
      <style:text-properties fo:color="#000000" style:font-name="Liberation Serif" fo:font-size="12pt" officeooo:rsid="00baac7f" style:letter-kerning="true" style:font-name-asian="Arial Unicode MS" style:font-size-asian="12pt" style:language-asian="hi" style:country-asian="IN" style:font-name-complex="Liberation Serif1" style:font-size-complex="12pt" style:language-complex="es" style:country-complex="ES"/>
    </style:style>
    <style:style style:name="T68" style:family="text">
      <style:text-properties fo:color="#000000" style:font-name="Liberation Serif" fo:font-size="12pt" officeooo:rsid="00bc5769" style:letter-kerning="true" style:font-name-asian="Arial Unicode MS" style:font-size-asian="12pt" style:language-asian="hi" style:country-asian="IN" style:font-name-complex="Liberation Serif1" style:font-size-complex="12pt" style:language-complex="es" style:country-complex="ES"/>
    </style:style>
    <style:style style:name="T69" style:family="text">
      <style:text-properties fo:color="#000000" style:font-name="Liberation Serif" fo:font-size="12pt" officeooo:rsid="00bcd603" style:letter-kerning="true" style:font-name-asian="Arial Unicode MS" style:font-size-asian="12pt" style:language-asian="hi" style:country-asian="IN" style:font-name-complex="Liberation Serif1" style:font-size-complex="12pt" style:language-complex="es" style:country-complex="ES"/>
    </style:style>
    <style:style style:name="T70" style:family="text">
      <style:text-properties fo:color="#000000" style:font-name="Liberation Serif" fo:font-size="12pt" officeooo:rsid="00c20440" style:letter-kerning="true" style:font-name-asian="Arial Unicode MS" style:font-size-asian="12pt" style:language-asian="hi" style:country-asian="IN" style:font-name-complex="Liberation Serif1" style:font-size-complex="12pt" style:language-complex="es" style:country-complex="ES"/>
    </style:style>
    <style:style style:name="T71" style:family="text">
      <style:text-properties fo:color="#000000" style:font-name="Liberation Serif" fo:font-size="12pt" officeooo:rsid="00c4d43c" style:letter-kerning="true" style:font-name-asian="Arial Unicode MS" style:font-size-asian="12pt" style:language-asian="hi" style:country-asian="IN" style:font-name-complex="Liberation Serif1" style:font-size-complex="12pt" style:language-complex="es" style:country-complex="ES"/>
    </style:style>
    <style:style style:name="T72" style:family="text">
      <style:text-properties fo:color="#000000" style:font-name="Liberation Serif" fo:font-size="12pt" officeooo:rsid="00c96eee" style:letter-kerning="true" style:font-name-asian="Arial Unicode MS" style:font-size-asian="12pt" style:language-asian="hi" style:country-asian="IN" style:font-name-complex="Liberation Serif1" style:font-size-complex="12pt" style:language-complex="es" style:country-complex="ES"/>
    </style:style>
    <style:style style:name="T73" style:family="text">
      <style:text-properties fo:color="#000000" style:font-name="Liberation Serif" fo:font-size="12pt" officeooo:rsid="00c9f2f4" style:letter-kerning="true" style:font-name-asian="Arial Unicode MS" style:font-size-asian="12pt" style:language-asian="hi" style:country-asian="IN" style:font-name-complex="Liberation Serif1" style:font-size-complex="12pt" style:language-complex="es" style:country-complex="ES"/>
    </style:style>
    <style:style style:name="T74" style:family="text">
      <style:text-properties fo:color="#000000" style:font-name="Liberation Serif" fo:font-size="12pt" officeooo:rsid="00cb8ad7" style:letter-kerning="true" style:font-name-asian="Arial Unicode MS" style:font-size-asian="12pt" style:language-asian="hi" style:country-asian="IN" style:font-name-complex="Liberation Serif1" style:font-size-complex="12pt" style:language-complex="es" style:country-complex="ES"/>
    </style:style>
    <style:style style:name="T75" style:family="text">
      <style:text-properties fo:color="#000000" style:font-name="Liberation Serif" fo:font-size="12pt" officeooo:rsid="00cd20eb" style:letter-kerning="true" style:font-name-asian="Arial Unicode MS" style:font-size-asian="12pt" style:language-asian="hi" style:country-asian="IN" style:font-name-complex="Liberation Serif1" style:font-size-complex="12pt" style:language-complex="es" style:country-complex="ES"/>
    </style:style>
    <style:style style:name="T76" style:family="text">
      <style:text-properties fo:color="#000000" style:font-name="Liberation Serif" fo:font-size="12pt" officeooo:rsid="00cefe1f" style:letter-kerning="true" style:font-name-asian="Arial Unicode MS" style:font-size-asian="12pt" style:language-asian="hi" style:country-asian="IN" style:font-name-complex="Liberation Serif1" style:font-size-complex="12pt" style:language-complex="es" style:country-complex="ES"/>
    </style:style>
    <style:style style:name="T77" style:family="text">
      <style:text-properties fo:color="#000000" style:font-name="Liberation Serif" fo:font-size="12pt" officeooo:rsid="00cf0731" style:letter-kerning="true" style:font-name-asian="Arial Unicode MS" style:font-size-asian="12pt" style:language-asian="hi" style:country-asian="IN" style:font-name-complex="Liberation Serif1" style:font-size-complex="12pt" style:language-complex="es" style:country-complex="ES"/>
    </style:style>
    <style:style style:name="T78" style:family="text">
      <style:text-properties fo:color="#000000" style:font-name="Liberation Serif" fo:font-size="12pt" officeooo:rsid="00d0b2a7" style:letter-kerning="true" style:font-name-asian="Arial Unicode MS" style:font-size-asian="12pt" style:language-asian="hi" style:country-asian="IN" style:font-name-complex="Liberation Serif1" style:font-size-complex="12pt" style:language-complex="es" style:country-complex="ES"/>
    </style:style>
    <style:style style:name="T79" style:family="text">
      <style:text-properties fo:color="#000000" style:font-name="Liberation Serif" fo:font-size="12pt" officeooo:rsid="00d0e42a" style:letter-kerning="true" style:font-name-asian="Arial Unicode MS" style:font-size-asian="12pt" style:language-asian="hi" style:country-asian="IN" style:font-name-complex="Liberation Serif1" style:font-size-complex="12pt" style:language-complex="es" style:country-complex="ES"/>
    </style:style>
    <style:style style:name="T80" style:family="text">
      <style:text-properties fo:color="#000000" style:font-name="Liberation Serif" fo:font-size="12pt" officeooo:rsid="00d1c14d" style:letter-kerning="true" style:font-name-asian="Arial Unicode MS" style:font-size-asian="12pt" style:language-asian="hi" style:country-asian="IN" style:font-name-complex="Liberation Serif1" style:font-size-complex="12pt" style:language-complex="es" style:country-complex="ES"/>
    </style:style>
    <style:style style:name="T81" style:family="text">
      <style:text-properties fo:color="#000000" style:font-name="Liberation Serif" fo:font-size="12pt" officeooo:rsid="00d36a35" style:letter-kerning="true" style:font-name-asian="Arial Unicode MS" style:font-size-asian="12pt" style:language-asian="hi" style:country-asian="IN" style:font-name-complex="Liberation Serif1" style:font-size-complex="12pt" style:language-complex="es" style:country-complex="ES"/>
    </style:style>
    <style:style style:name="T82" style:family="text">
      <style:text-properties fo:color="#000000" style:font-name="Liberation Serif" fo:font-size="12pt" fo:language="es" fo:country="UY" officeooo:rsid="00d5422a" style:letter-kerning="true" style:font-name-asian="Arial Unicode MS" style:font-size-asian="12pt" style:language-asian="hi" style:country-asian="IN" style:font-name-complex="Liberation Serif1" style:font-size-complex="12pt" style:language-complex="es" style:country-complex="ES"/>
    </style:style>
    <style:style style:name="T83" style:family="text">
      <style:text-properties fo:color="#000000" style:font-name="Liberation Serif" fo:font-size="12pt" fo:language="es" fo:country="UY" officeooo:rsid="00d71ff4" style:letter-kerning="true" style:font-name-asian="Arial Unicode MS" style:font-size-asian="12pt" style:language-asian="hi" style:country-asian="IN" style:font-name-complex="Liberation Serif1" style:font-size-complex="12pt" style:language-complex="es" style:country-complex="ES"/>
    </style:style>
    <style:style style:name="T84" style:family="text">
      <style:text-properties fo:color="#000000" style:font-name="Liberation Serif" fo:font-size="12pt" fo:language="es" fo:country="UY" officeooo:rsid="00d83fab" style:letter-kerning="true" style:font-name-asian="Arial Unicode MS" style:font-size-asian="12pt" style:language-asian="hi" style:country-asian="IN" style:font-name-complex="Liberation Serif1" style:font-size-complex="12pt" style:language-complex="es" style:country-complex="ES"/>
    </style:style>
    <style:style style:name="T85" style:family="text">
      <style:text-properties fo:color="#000000" style:font-name="Liberation Serif" fo:font-size="12pt" fo:language="es" fo:country="UY" officeooo:rsid="00d36a35" style:letter-kerning="true" style:font-name-asian="Arial Unicode MS" style:font-size-asian="12pt" style:language-asian="hi" style:country-asian="IN" style:font-name-complex="Liberation Serif1" style:font-size-complex="12pt" style:language-complex="es" style:country-complex="ES"/>
    </style:style>
    <style:style style:name="T86" style:family="text">
      <style:text-properties fo:color="#000000" style:font-name="Liberation Serif" fo:font-size="12pt" fo:language="es" fo:country="UY" officeooo:rsid="00d88070" style:letter-kerning="true" style:font-name-asian="Arial Unicode MS" style:font-size-asian="12pt" style:language-asian="hi" style:country-asian="IN" style:font-name-complex="Liberation Serif1" style:font-size-complex="12pt" style:language-complex="es" style:country-complex="ES"/>
    </style:style>
    <style:style style:name="T87" style:family="text">
      <style:text-properties officeooo:rsid="00a203b3"/>
    </style:style>
    <style:style style:name="T88" style:family="text">
      <style:text-properties officeooo:rsid="00a3bb6a"/>
    </style:style>
    <style:style style:name="T89" style:family="text">
      <style:text-properties officeooo:rsid="00a4c441"/>
    </style:style>
    <style:style style:name="T90" style:family="text">
      <style:text-properties officeooo:rsid="00a8d9dd"/>
    </style:style>
    <style:style style:name="T91" style:family="text">
      <style:text-properties officeooo:rsid="00aabc6b"/>
    </style:style>
    <style:style style:name="T92" style:family="text">
      <style:text-properties officeooo:rsid="00ba1467"/>
    </style:style>
    <style:style style:name="T93" style:family="text">
      <style:text-properties officeooo:rsid="00bac235"/>
    </style:style>
    <style:style style:name="T94" style:family="text">
      <style:text-properties officeooo:rsid="00bc5769"/>
    </style:style>
    <style:style style:name="T95" style:family="text">
      <style:text-properties officeooo:rsid="00c20440"/>
    </style:style>
    <style:style style:name="T96" style:family="text">
      <style:text-properties officeooo:rsid="00075116"/>
    </style:style>
    <style:style style:name="T97" style:family="text">
      <style:text-properties officeooo:rsid="00c337f6"/>
    </style:style>
    <style:style style:name="T98" style:family="text">
      <style:text-properties officeooo:rsid="00d83f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Todo pintaba a que iba a ser una noche de lo mas normal, después de lo que significo el inicio del año escolar. Los salones ya estaban en condiciones para afrontar el segundo día <text:span text:style-name="T1">de clase</text:span>. Los pisos de los pasillos ya estaban <text:span text:style-name="T7">limpios y </text:span>encerados, las papeleras estaban vaciás y no había una mota de polvo por ningún lado. No se podría decir lo mismo de los instrumentos de enfermería, ya que está se vio muy concurrida, no seria extraño,<text:span text:style-name="T7">si no fuese que estamos fuera</text:span> del horario escolar. </text:p>
      <text:p text:style-name="P16"/>
      <text:p text:style-name="P1">-Ya esta estable – Dijo una mujer de avanzada edad, <text:span text:style-name="T1">refiriéndose al chico en la camilla</text:span> -Deberá despertar en un par de horas.</text:p>
      <text:p text:style-name="P1"/>
      <text:p text:style-name="P1">-Muchas gracias Recovery Girl – D<text:span text:style-name="T95">ijo</text:span> All Might, esta vez en su <text:span text:style-name="T7">verdadera forma</text:span>. -<text:span text:style-name="T15">T</text:span>e animas a mirar mis heridas – Señalando su hombro dislocado y algunos moretones que tenia.</text:p>
      <text:p text:style-name="P16"/>
      <text:p text:style-name="P2">-¿Que les paso? ¿Quien los ataco? - Preguntaba nerviosa la enfermera de la UA, <text:span text:style-name="T2">mientras le indicaba a </text:span><text:span text:style-name="T3">Toshinori </text:span><text:span text:style-name="T4">que se recostara en la camilla conti</text:span><text:span text:style-name="T5">gua</text:span>.</text:p>
      <text:p text:style-name="P1">-El – Dijo señalando al joven inconsciente <text:span text:style-name="T2">a su lado.</text:span></text:p>
      <text:p text:style-name="P1">-¿¡Tu le hiciste esto?! - Pregunto alterada</text:p>
      <text:p text:style-name="P1">-No, como podría hacerle eso a un chico – <text:span text:style-name="T2">D</text:span><text:span text:style-name="T95">ijo</text:span> un poco ofendido All Might – Lo mas preocupante, es que él ya llego a nosotros con esas heridas.</text:p>
      <text:p text:style-name="P1"/>
      <text:p text:style-name="P1">Mientras que la Heroína juvenil, como se le solía llamar, estaba <text:span text:style-name="T2">atendiendo</text:span> el hombro <text:span text:style-name="T2">de</text:span> nuestro héroe. Se escuchan unos pasos cortitos y rápidos que se acercan por el pasillo de entrada, los mismos se detuvieron en la entrada.</text:p>
      <text:p text:style-name="P16"/>
      <text:p text:style-name="P1">-¿Están todos bien? - Dijo una especie de hombre ratón <text:span text:style-name="T8">entrando por la puerta</text:span>.</text:p>
      <text:p text:style-name="P1"/>
      <text:p text:style-name="P12"><text:span text:style-name="T96">A simple vista, era una </text:span><text:span text:style-name="T6">persona de </text:span><text:span text:style-name="T70">casi unos</text:span><text:span text:style-name="T6"> 90 Centímetros, su cara tiene la apariencia de un oso, con un gran cicatriz atravesándole el ojo derecho, su hocico y su cola son de </text:span><text:span text:style-name="T40">ratón</text:span><text:span text:style-name="T6">, mientras que sus <text:s/>patas delanteras son de perro. Esté usaba un traje elegante azul, con seis botones dorados en el pecho (3 de cada lado), en conjunto con una camisa blanca y una corbata roja, en sus p</text:span><text:span text:style-name="T97">i</text:span><text:span text:style-name="T6">es llevaba unas elegantes botas color café.</text:span></text:p>
      <text:p text:style-name="P17"/>
      <text:p text:style-name="P17">-<text:span text:style-name="T8">Director Nezu – Dijo All Might tratando de ponerse de pie.</text:span></text:p>
      <text:p text:style-name="P17">-<text:span text:style-name="T8">¡Quedate quieto!, o no te podre curar – Lo regañaba la enfermera.</text:span></text:p>
      <text:p text:style-name="P17">-<text:span text:style-name="T8">No se debería de haber molestado en venir – Se disculpaba – Es que.. este fue el primer lugar donde se me ocurrió venir. </text:span></text:p>
      <text:p text:style-name="P17"/>
      <text:p text:style-name="P29">Mientras que el director tomaba una silla y la colocaba en el medio de las dos camillas, se percato de una presencia, una persona que no debería de estar ahí a estas horas. Se sentó en la silla, cruzo las piernas y miro al joven estudiante que en todo este momento se había quedado estático en un rincón, si no fuera porque movía levemente el pecho al respirar, podría pasar perfectamente como parte del mobiliario.</text:p>
      <text:p text:style-name="P17"/>
      <text:p text:style-name="P18">-<text:span text:style-name="T11">¿Tu no tendrías que estar en tu casa? – dijo cordialmente </text:span></text:p>
      <text:p text:style-name="P19">-Ve, ya estoy bien, la situación ya paso – Dijo comprensivamente All Might, al ver que el joven Midoriya iba a reprochar – y recuerda… de esto ni una palabra a nadie, por lo menos hasta saber que esta pasando y como manejarlo – Le recordó lo dicho en la playa.</text:p>
      <text:p text:style-name="P19"/>
      <text:p text:style-name="P20">Una vez terminado de recoger sus pertenencias, que dicho sea de paso, con el apuro con el que llegaron, había dejado tiradas por todos lados. Se acerco a la camilla de su maestro para despedirse y decirle que cualquier cosa que necesitara, estaba ahí para él. Terminado la despedida, se en<text:span text:style-name="T9">camina rumbo a la puerta, cuando una débil voz llama su atención. Al darse vuelta, se percata que el joven estaba empezando a despertar.</text:span></text:p>
      <text:p text:style-name="P20"><text:soft-page-break/></text:p>
      <text:p text:style-name="P20">-<text:span text:style-name="T9">Di – Disculpen – tartamudeo. - Pero creo que esta empezando a despertar – Señalando en dirección a la camilla.</text:span></text:p>
      <text:p text:style-name="P20"><text:s/></text:p>
      <text:p text:style-name="P18">-<text:span text:style-name="T9">Imposible – Dijo Recovery Girl mientras se acercaba a revisar sus signos vitales – Con la magnitud de sus heridas, mínimo necesitaría </text:span><text:span text:style-name="T97">de unas </text:span><text:span text:style-name="T9">4 - </text:span><text:span text:style-name="T97">5</text:span><text:span text:style-name="T9"> horas </text:span><text:span text:style-name="T97">para </text:span><text:span text:style-name="T9">recuperar la conciencia.</text:span></text:p>
      <text:p text:style-name="P18"/>
      <text:p text:style-name="P21">Menuda sorpresa se llevo la enfermera, al comprobar que efectivamente estaba despertando, y no solo eso, sino que al retirar sus vendas para comprobar sus heridas, estás habían desaparecido, como si nunca estuvieran <text:span text:style-name="T97">ahí</text:span>, sino fuera por las manchas de sangre, pensaría que se las imagino.</text:p>
      <text:p text:style-name="P21"/>
      <text:p text:style-name="P21">-<text:span text:style-name="T10">Esto.. Disculpa – dijo con voz débil y seca el joven, tratando de enfocar con la mirada a la bajita mujer – Serias tan amable de darme agua. </text:span></text:p>
      <text:p text:style-name="P21"/>
      <text:p text:style-name="P22">Los presentes se sorprendieron con la amabilidad del chico, ya que no esperaban que el sujeto que provoco ta<text:span text:style-name="T97">l alboroto</text:span>, fuera en realidad tan educado. </text:p>
      <text:p text:style-name="P22"/>
      <text:p text:style-name="P22">-Aquí tienes – Le dijo Recovery Girl, alcanzándole un vaso de agua – Ten cuidado al tomar, aun estas débil – Le recomendó mientras le dedicaba una sonrisa </text:p>
      <text:p text:style-name="P21"/>
      <text:p text:style-name="P23">El joven tomo débilmente el vaso de la mano de la dulce anciana, y dándole unos pocos sorbos, se lo bajo de una, como si hiciera mucho tiempo que no tomaba agua fresca. Después de tomar el agua, el joven empezó a percatarse de lo que estaba pasando en su entorno. Se dio cuenta que no estaba solo con la anciana, sino que ademas <text:span text:style-name="T13">había</text:span>, un hombre animal, un chico de cabello verde y un hombre muy muy flaco de cabello rubio, que por alguna extraña <text:span text:style-name="T12">razón</text:span> le aprecia familiar. </text:p>
      <text:p text:style-name="P23"/>
      <text:p text:style-name="P23">-<text:span text:style-name="T13">Disculpa.. ¿Donde estamos? - Pregunto ahora mas consciente gracias al agua.</text:span></text:p>
      <text:p text:style-name="P23">-<text:span text:style-name="T13">Estamos en la enfermería de la UA -Respondió esta vez All Might – Te trajimos los dos después de que quedaras inconsciente – Señalando a Midoriya</text:span></text:p>
      <text:p text:style-name="P24">-<text:span text:style-name="T14">¿Que es UA? - pregunto extrañado, ya que </text:span><text:span text:style-name="T97">no </text:span><text:span text:style-name="T14">le resultaba familiar.</text:span></text:p>
      <text:p text:style-name="P25">-¿No recuerdas lo que es la UA? - Dijo esta vez el hombre animal -Es la escuela mas grande de héroes de Japón </text:p>
      <text:p text:style-name="P24"/>
      <text:p text:style-name="P25">Al estuchar estas palabras, se le empezó a venir el mundo abajo, se percato de que no estaba reconociendo lo que le decían, y a decir verdad, tampoco les estaba sintiendo el Ki. Su respiración empezó a acelerarse, sus latidos empezaron a aumentar, sentía que le faltaba el aire.</text:p>
      <text:p text:style-name="P25"/>
      <text:p text:style-name="P25">-Tranquilo, calma – le dijo amablemente la enfermera, tomándolo amablemente de la mano – Porque no empezamos por presentarnos.</text:p>
      <text:p text:style-name="P25">-Mi nombre es Chiyo Shuzenji, Mi nombre de heroína es Recovery Girl – dijo la enfermera. -Un gusto en conocerte.</text:p>
      <text:p text:style-name="P25">-Mi nombre es Son Gohan- Dijo un poco mas tranquilo, al ver que no eran malas personas. -Muchas gracias por tratar mis heridas.</text:p>
      <text:p text:style-name="P25">-<text:span text:style-name="T15">Mi nombre es Nezu y soy el director esta escuela – dijo el hombre animal mientras se sentaba en la cama del héroe numero 1.</text:span></text:p>
      <text:p text:style-name="P26">-Yo soy Toshinori Yagi, mas conocido por mi nombre de héroe All Might o el “héroe numero 1” o el símbolo de la paz- Dijo esbozando su clásica sonrisa.</text:p>
      <text:p text:style-name="P26"/>
      <text:p text:style-name="P26">Esto le llamo poderosamente la atención a Gohan, ya que de todos sus años de pelea, nunca había visto a nadie con un aspecto tan débil y mas aun, se hacia llamar el <text:span text:style-name="T16">héroe</text:span> numero <text:span text:style-name="T97">1 </text:span>o símbolo de la paz, <text:span text:style-name="T17">algo en todo esto no estaba cuadrando, ya se encargaría de averiguarlo a su debido momento.</text:span></text:p>
      <text:p text:style-name="P26"/>
      <text:p text:style-name="P26"><text:soft-page-break/>-<text:span text:style-name="T17">Mi – Mi nombre es Midoriya Izuku – Dijo tartamudeando. - Estoy estudiando para ser un futuro héroe – Dijo esta vez con </text:span><text:span text:style-name="T40">firmeza</text:span><text:span text:style-name="T17"> y confianza.</text:span></text:p>
      <text:p text:style-name="P27"/>
      <text:p text:style-name="P27">-¿Nada de esto te resulta familiar no? - Pregunto All Might – O tienes una amnesia muy grande o no eres de por aca – Dijo esto ultimo bromeando – De todas formas, te lo contare para refrescarte la memoria.</text:p>
      <text:p text:style-name="P28"/>
      <text:p text:style-name="P30">Pasados unos 40 minutos, All Might termino de contar <text:span text:style-name="T18">la historia del surgimiento de los Quirk y de la era de los héroes, le hizo un recuento de todos los acontecimientos importantes que sucedieron, incluyendo su secreto y por lo tanto el de Midoriya. Y como remate final, para demostrar que todo lo que había dicho era verdad, se transformo en su forma heroica unos breves instantes, sacando una mirada de asombro del recién llegado.</text:span></text:p>
      <text:p text:style-name="P30"/>
      <text:p text:style-name="P31"><text:span text:style-name="T19">Con el final de la histori</text:span><text:span text:style-name="T40">a</text:span><text:span text:style-name="T19">, a </text:span>Gohan <text:span text:style-name="T19">se le aclararon </text:span>un montón de preguntas, pero a su vez <text:span text:style-name="T19">se le generaron </text:span>otr<text:span text:style-name="T19">as</text:span>. <text:span text:style-name="T19">¿Que tan poderoso son los Quirk? ¿Ese ta</text:span><text:span text:style-name="T40">l</text:span><text:span text:style-name="T19"> All for One sera tan temible como dicen? ¿Como había llegado a este mundo? ¿Que seria de sus amigos y familiares? ¿Seria capas de volver? ¿Como se las arreglaría de ahora en mas? Todas estas preguntas fueron interrumpidas por un estruendo y junto con ese estruendo, un enrojecimiento de mejillas nunca antes visto.</text:span></text:p>
      <text:p text:style-name="P32"/>
      <text:p text:style-name="P31">-<text:span text:style-name="T20">Vaya, veo que tienes hambre jeje – Dijo el director saltando saltando de la cama – y si, con la hora que es – mientras miraba el reloj que estaba arriba de la puerta y comprobante que eran las 22:00.</text:span></text:p>
      <text:p text:style-name="P31"/>
      <text:p text:style-name="P33">-Por cierto, ¿tu no tendrías que estar en tu casa? -Dijo firmemente la enfermera – Ve, y esta vez sin distracciones.</text:p>
      <text:p text:style-name="P33"/>
      <text:p text:style-name="P34">En ese <text:span text:style-name="T22">momento</text:span> Midoriya sintió el verdadero <text:span text:style-name="T21">terror, de ver tres pares de ojos que lo observaban y darse cuenta que esta vez, si se iba a tener que ir. Resignado, al ver que ninguno de los 3 adultos le dice nada para que se quede, <text:s/>toma sus pertenencias y saludo a las cuatro personas en la habitación. Mirando por ultimo al joven recién llegado. Se retira de la habitación en silencio.</text:span></text:p>
      <text:p text:style-name="P34"/>
      <text:p text:style-name="P34">-<text:span text:style-name="T23">Voy a acompañar al Joven Midoriya hasta la puerta – Dijo levantándose de la camilla All Might – No seria responsable dejarlo deambular solo por la escuela.</text:span></text:p>
      <text:p text:style-name="P34"/>
      <text:p text:style-name="P35">-<text:span text:style-name="T23">Yo voy a buscarle a nuestro joven amigo algo para comer – Dijo el director, dejando una nube de polvo al salir.</text:span></text:p>
      <text:p text:style-name="P35"/>
      <text:p text:style-name="P36">Pasados unos minutos de caminata, los dos se detuvieron bajo el enorme arco azul con las siglas de la UA. <text:span text:style-name="T24">Ninguno de los dos dijo nada en el trayecto, pero sus mentes pensaban lo mismo</text:span></text:p>
      <text:p text:style-name="P36"/>
      <text:p text:style-name="P37">-<text:span text:style-name="T25">¿Y? ¿Que piensas de Gohan? - pregunto Midoriya cortando el hielo.</text:span></text:p>
      <text:p text:style-name="P37">-<text:span text:style-name="T25">No se que decirte – dijo pensativo -Hablando parece un bien chico,vamos a escuchar su historia, a ver que nos cuenta.</text:span></text:p>
      <text:p text:style-name="P1">-<text:span text:style-name="T25">Espero que sea una buena persona, nos vendría bien su poder- dijo Midoriya mientras se alejaba y saludaba con la mano.</text:span></text:p>
      <text:p text:style-name="P3">-<text:span text:style-name="T25">Yo también lo espero- Respondió por lo bajo All Might.</text:span></text:p>
      <text:p text:style-name="P3"/>
      <text:p text:style-name="P38">Después de ver como Midoriya se iba rumbo a la estación, el héroe numero 1 se dirigió de nuevo a la enfermería, pensando en que debía hacer con Gohan, por su cabeza pasaban un montón de ideas, algunas no le gustaban, otras si. De lo que estaba seguro es que primero tenia que escuchar su versión de los hechos para poder tomar <text:span text:style-name="T26">la</text:span> <text:span text:style-name="T26">decisión correcta. </text:span></text:p>
      <text:p text:style-name="P38"/>
      <text:p text:style-name="P39"/>
      <text:p text:style-name="P42"><text:soft-page-break/>Al llegar a la enfermería, se encuentra con una masacre. Le sorprendió ver la cantidad de platos y cuencos de arroz vacíos por todos lados, era un espectáculo digno de Fat Men, no podía creer que toda esa comida entrara en su cuerpo. Gohan al ver la cara de sorprendido de no solo All Might, sino de todos los presentes, prosiguió a explicarles.</text:p>
      <text:p text:style-name="P38"/>
      <text:p text:style-name="P38">-<text:span text:style-name="T27">Perdón, se que están sorprendidos por la cantidad de comida – Dijo dejando el ultimo cuenco de arroz sobre la mesa -Pero cuando escuchen mi historia, entenderán todo.</text:span></text:p>
      <text:p text:style-name="P38"/>
      <text:p text:style-name="P40"/>
      <text:p text:style-name="P40">Después de un rato, <text:span text:style-name="T28">no se puede decir cuando precisamente, </text:span>la historia de Gohan termino, <text:span text:style-name="T28">a decir verdad fue considerablemente mas larga que la de All Might, ya que está fue mucho mas detallada <text:s/>y tuvo mucho mas acontecimientos. Gohan contó desde la topografía de su mundo, hasta su enfrentamiento con Cell, pasando por temas importantes como el entrenamiento que tuvo con el señor Piccolo a los 4 años, Freezer y demás villanos. Lo único que omitió fue el hecho de las esferas del dragón, ya que era un “tesoro” por llamarlo de alguna manera, que puede llegar a tentar hasta el mas noble de los nobles.</text:span></text:p>
      <text:p text:style-name="P40"/>
      <text:p text:style-name="P41">Al terminar la historia, los tres adultos quedaron estupefacto, ya que no cabían en lo que les había contado, cada uno se centro en la parte mas llamativa para ellos, pero en lo que si estaban de acuerdo, era que la historia de Gohan era verdad. El director Nezu, al tener este trabajo durante tantos años y gracias a su gran inteligencia, ya estaba acostumbrado a detectar las mentiras que sus alumnos le decían para evitar los castigos. All Might, al tener tanto tiempo como héroe, ya podía ver una mentira a kilómetros de distancia y Recovery Girl por su parte no tenia tanta experiencia en el campo de batalla <text:span text:style-name="T29">pero contaba con su gran amigo “monitor cardiorespiratorio”, en otras palabras, si Gohan hubiera dicho alguna mentira, el aparato lo hubiera rebelado, ya que cuando uno miente, tiene una leve alteración tanto en los latidos del corazón, como un breve intervalo en la respiración y esto no sucedió en ningún momento.</text:span></text:p>
      <text:p text:style-name="P41"/>
      <text:p text:style-name="P41"/>
      <text:p text:style-name="P41">-<text:span text:style-name="T30">Woow, así que la teoría de cuerdas es verdad – Dijo un impresionado Nezu</text:span></text:p>
      <text:p text:style-name="P41"/>
      <text:p text:style-name="P41">-<text:span text:style-name="T30">Pobre, por las cosas que has tenido que pasar, y a tan corta edad – dijo Recovery Girl mientras le acariciaba dulcemente la mano. -Y ahora entiendo tu gran apetito -Decia mientras se reía </text:span></text:p>
      <text:p text:style-name="P41"/>
      <text:p text:style-name="P41">-<text:span text:style-name="T31">Increíble</text:span>…<text:span text:style-name="T31"> ¡¡Dinosaurios!!- Dijo el rubio, sorprendiendo a los otros 2 adultos - ¿¡Que?! A quien no le gustaron los dinosaurios cuando era pequeños- reprocho ante la mirada de estos.</text:span></text:p>
      <text:p text:style-name="P41"/>
      <text:p text:style-name="P43">Gohan al terminar de contar prácticamente tod<text:span text:style-name="T33">o lo vivido hasta ahora</text:span>, <text:span text:style-name="T32">se percato de la cantidad de cosas que ya no podría ver. A su madre y su increíble comida, sus amigos, el señor Piccolo, su padre, su mascota dragón Icarus. Por dios, hasta extrañaría a Vegeta. Y mientras pensaba en todas las cosas que había perdido, o por lo menos hasta buscar una forma de volver a su hogar, su rostro iba cambiando a uno mas melancólico y preocupado, ya que en este nuevo mundo, no tenia nada ni nadie, ni casa, ni dinero, ni comida.</text:span></text:p>
      <text:p text:style-name="P43"/>
      <text:p text:style-name="P44">Al ver la cara de preocupación de Gohan, a All Might ya se le hacia una idea de lo que estaba pasando por la cabeza del joven, <text:span text:style-name="T34">con un leve movimiento de la cabeza, le hizo señas al director para que lo siguiera afuera de la habitación y así poder hablar mas a gusto.</text:span></text:p>
      <text:p text:style-name="P44"/>
      <text:p text:style-name="P44">-<text:span text:style-name="T34">¿Que sucede? - Pregunto el director mientras que se recostaba sobre una pared.</text:span></text:p>
      <text:p text:style-name="P44">-<text:span text:style-name="T34">Quiero cobrarte el favor que me debes – dijo con un resplandor en los ojos que hacia mucho que no tenia -Quiero que Gohan estudie aqui.</text:span></text:p>
      <text:p text:style-name="P45">-<text:span text:style-name="T34">Ya se lo iba a proponer yo, pero ya que lo dices, estamos a mano – Dijo estrechando la mano con el </text:span><text:soft-page-break/><text:span text:style-name="T34">héroe numero 1.</text:span></text:p>
      <text:p text:style-name="P46"/>
      <text:p text:style-name="P47">Al llegar a la enfermería, se encuentran con Gohan charlando con <text:span text:style-name="T35">la enfermera, se veía un poco mas animado que cuando salieron. Esté al ver que llegan, les presta atención y ve que All Might estaba con una sonrisa de oreja a oreja, lo cual no seria nada raro si estuviera haciendo su trabajo de héroe, pero en estas circunstancias si lo era. Ambos se detienen a los pies de la camilla, cuando el director se disponía a hablar, All Might lo interrumpe.</text:span></text:p>
      <text:p text:style-name="P47"/>
      <text:p text:style-name="P47">-<text:span text:style-name="T36">¡Queremos que estudies aca! - Grita con mas entusiasmo del necesario, mientras agitaba los brazos.</text:span></text:p>
      <text:p text:style-name="P47"/>
      <text:p text:style-name="P47">-<text:span text:style-name="T36">Como IBA a decir, antes de que me interrumpieran – dice mientras le sale una venita en la frente – Nos gustaría que estudiaras en nuestra escuela, a pesar de que las clases comenzaron hoy, podemos hacer una excepción por ti.</text:span></text:p>
      <text:p text:style-name="P47"/>
      <text:p text:style-name="P48">Después de hablar un rato largo y de explicarle todo<text:span text:style-name="T37">s los beneficios que tenia al aceptar una beca en la UA</text:span>, Gohan acepta <text:span text:style-name="T37">la ayuda, ya que no todos los días te dan una vivienda, comida, dinero para sustentarte y mucho mas importarte, un lugar en la mejor escuela de Japon </text:span><text:span text:style-name="T39">y</text:span><text:span text:style-name="T37"> por su parte, él solo tenia que dar lo mejor de sí y tener buenas calificaciones. </text:span></text:p>
      <text:p text:style-name="P49"/>
      <text:p text:style-name="P49">-<text:span text:style-name="T38">¡Estupendo! - Dice animado el director. -Entonces te incorporaras el tercer día de clase, ya que mañana tendrás un día complicado, con todo lo de la mudanza y demás menesteres.</text:span></text:p>
      <text:p text:style-name="P49"/>
      <text:p text:style-name="P49">-<text:span text:style-name="T40">Sera mejor que te dejemos descansar – dijo Recovery Girl – ya que mañana tendrán un montón de cosas por hacer.</text:span></text:p>
      <text:p text:style-name="P49"/>
      <text:p text:style-name="P50">Y con estas ultimas palabras de la enfermera, los 4 se despidieron, dejando al joven recostado en su camilla, con un montón de ideas en la cabeza, era increíble la cantidad de <text:span text:style-name="T41">información</text:span> que le <text:span text:style-name="T41">habían</text:span> dado en tan corto tiempo. <text:span text:style-name="T41">Estaba emocionado, nervioso, preocupado, nunca había tenia tantas emociones y todas encontradas. Con estas pensamientos en la cabeza, Gohan se quedo dormido.</text:span></text:p>
      <text:p text:style-name="P50"/>
      <text:p text:style-name="P50">____________________________________________________________________________</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text:soft-page-break/><text:span text:style-name="T61">Minutos pasadas las </text:span><text:span text:style-name="T60">11</text:span><text:span text:style-name="T61"> de la mañana, </text:span><text:span text:style-name="T43">Gohan lleg</text:span><text:span text:style-name="T44">ó</text:span><text:span text:style-name="T43"> acompañado del héroe numero 1 a su nuev</text:span><text:span text:style-name="T44">a vivienda, está se ubicaba a unas 6-7 paradas </text:span><text:span text:style-name="T45">de distancia de la UA, </text:span><text:span text:style-name="T44">en la linea de tren CA</text:span><text:span text:style-name="T46">1</text:span><text:span text:style-name="T44">. </text:span></text:p>
      <text:p text:style-name="P4"><text:span text:style-name="T44">E</text:span><text:span text:style-name="T47">s un complejo de apartamentos de 4 pisos, este contaba con 2 block, a él le toco el segundo piso del block A.</text:span></text:p>
      <text:p text:style-name="P51"/>
      <text:p text:style-name="P5"><text:span text:style-name="T47">E</text:span><text:span text:style-name="T49">ra un lugar chico </text:span><text:span text:style-name="T48">pero </text:span><text:span text:style-name="T49">acogedor. A la entrada tenia un pequeño recibidor, </text:span><text:span text:style-name="T48">donde dejar el calzado al entrar, siguiendo se encontraba la cocina/comedor, <text:s/>la misma estaba equipada con todo lo necesario para vivir, los aparatos de cocina eran de segunda mano, pero eso no le importaba a Gohan, el comedor tenia una mesa chica, para 4 personas. A la derecha se encontraban 2 puertas, la primera era su dormitorio, est</text:span><text:span text:style-name="T60">é</text:span><text:span text:style-name="T48"> contaba con una cama de plaza y media, un ropero mediano empotrado en la pared, un pequeño escritorio para estudiar, con una computadora portátil arriba, también de segunda mano. El baño por su parte, era estilo american</text:span><text:span text:style-name="T50">o.</text:span></text:p>
      <text:p text:style-name="P52"/>
      <text:p text:style-name="P5"><text:span text:style-name="T50">-</text:span><text:span text:style-name="T51">¡Wow! La verdad que esta </text:span><text:span text:style-name="T52">bastante </text:span><text:span text:style-name="T51">bien ¿no? - dijo tímidamente All Might.</text:span></text:p>
      <text:p text:style-name="P53"/>
      <text:p text:style-name="P5"><text:span text:style-name="T51">-</text:span><text:span text:style-name="T52">¡Esta genial! - Respondió </text:span><text:span text:style-name="T62">sin ocultar su </text:span><text:span text:style-name="T52">entusiasm</text:span><text:span text:style-name="T62">o</text:span><text:span text:style-name="T52"> – Es mas de lo que podría pedir. Muchas gracias por darme esta oportunidad, no lo defraudare, se lo seguro!.</text:span></text:p>
      <text:p text:style-name="P54"/>
      <text:p text:style-name="P5"><text:span text:style-name="T52">-</text:span><text:span text:style-name="T53">Se que </text:span><text:span text:style-name="T62">no</text:span><text:span text:style-name="T53"> muchacho – dijo palmeandole el hombro.</text:span></text:p>
      <text:p text:style-name="P5"><text:span text:style-name="T53">-Por cierto, aquí tienes – </text:span><text:span text:style-name="T54">entregándole un sobre a Gohan.</text:span></text:p>
      <text:p text:style-name="P56"/>
      <text:p text:style-name="P77"><text:span text:style-name="T42">Adentro se encontraba </text:span><text:span text:style-name="T55">toda su nueva documentación, </text:span><text:span text:style-name="T56">esta incluía: tarjeta de tren, documento de identidad, carnet de estudiante, tarjeta de banco, donde todos los meses le depositaran su </text:span><text:span text:style-name="T57">pensión de estudiante, su formulario de inscripción a la UA, las normas de uso de Quirk en la ciudad y por ultimo y no menos importante, un mapa de la ciudad con la mayoría de los puntos importantes y tiendas marcados en él.</text:span></text:p>
      <text:p text:style-name="P58"/>
      <text:p text:style-name="P59">- Cuanto papeleo – Dijo Gohan, echándole una rápida mirada a la documentación – Espero no haberles ocasionado tantos problemas.</text:p>
      <text:p text:style-name="P59"><text:s/></text:p>
      <text:p text:style-name="P55">-!<text:span text:style-name="T87">Para nada joven!, es un placer ayudar a un futuro gran héroe – dijo All Might. - Perdona que te abandone tan rápido, pero tengo que hacer trabajo de heroe antes de ir a la clase. - </text:span><text:span text:style-name="T88">y sin decir mas, se fue dejando una estela de humo.</text:span></text:p>
      <text:p text:style-name="P55"/>
      <text:p text:style-name="P57">No habían pasado ni 5 minutos, cuando le golpean la puerta.</text:p>
      <text:p text:style-name="P57"/>
      <text:p text:style-name="P57">-El que no tiene cabeza, tiene pies – se reía All Might – Toma te compre esto y con la emoción del nuevo apartamento me olvide de dártelo.</text:p>
      <text:p text:style-name="P57"/>
      <text:p text:style-name="P57">Era una pequeña cajita, cubierta con papel de regalo con los colores del héroe numero 1, al abrirlo, Gohan se encontró con un celular nuevo.</text:p>
      <text:p text:style-name="P57"/>
      <text:p text:style-name="P7"><text:span text:style-name="T63">-Yo… la verdad que no se que decir – Dijo emocionado – </text:span><text:span text:style-name="T62">Muchas gracias de nuevo.</text:span><text:span text:style-name="T63"> – Termino diciendo.</text:span></text:p>
      <text:p text:style-name="P57"/>
      <text:p text:style-name="P57">-No hay de que joven -Le respondió - Adentro ya le cargue mi numero, cualquier cosa que necesites, cualquiera en serio, me llamas.</text:p>
      <text:p text:style-name="P57"/>
      <text:p text:style-name="P57">Y sin esperar respuesta, se fue de nuevo, dejando otra estela de polvo <text:span text:style-name="T89">y a Gohan con las palabras de agradecimiento en la boca</text:span>.</text:p>
      <text:p text:style-name="P57"/>
      <text:p text:style-name="P57"/>
      <text:p text:style-name="P60"><text:soft-page-break/>Pasadas unas horas <text:span text:style-name="T90">en las que ya había recorrido toda su nueva casa, </text:span><text:span text:style-name="T91">a primera vista no se había dado cuenta, pero su “nuevo” armario estaba lleno de ropa de su talla, obviamente era de segunda mano, pero ese tipo de cosas a Gohan no le molestaban. Adentro de una bolsa transparente, se encontraba su nuevo uniforme de la UA, al verlo sintió una emoción que pocas veces sintió, ya que era la primera vez que iría a una escuela.</text:span></text:p>
      <text:p text:style-name="P60"/>
      <text:p text:style-name="P61">-Vamos a investigar un poco sobre este nuevo mundo – Pensó el joven mientras se sentaba en el escritorio y prendía la computadora.</text:p>
      <text:p text:style-name="P61"/>
      <text:p text:style-name="P8"><text:span text:style-name="T58">Unos segundos después ya se encontraba navegando por la red, </text:span><text:span text:style-name="T59">su investigación se centro mas que nada en el origen de los Quirk, los distintos tipos, sus clasificaciones y todo lo relacionado con ellos. Ya que desde mañana, estaría relacionandoce con todo tipo de </text:span><text:span text:style-name="T60">personas y </text:span><text:span text:style-name="T62">sus distintos poderes</text:span><text:span text:style-name="T59">. </text:span></text:p>
      <text:p text:style-name="P62"/>
      <text:p text:style-name="P9"><text:span text:style-name="T65">Pasadas unas horas y una vez terminado su estudio de los Quirk, se dispuso a repasar sus estudios ordinarios, ya que la UA no solo contaba con su entrenamiento profesional. Le alegro enormemente descubrir que muchas de las cosas que estaban en su programa de estudio, él ya </text:span><text:span text:style-name="T64">las sabia o al menos tenia algún conocimiento gracias el exhaustivo programa de estudio que su medre le hizo cumplir.</text:span></text:p>
      <text:p text:style-name="P63">Y así fue como Gohan ocupo todo su día previo al comienzo de clases.</text:p>
      <text:p text:style-name="P63">______________ _______________ ____________ _______________ _______________ _____</text:p>
      <text:p text:style-name="P63"/>
      <text:p text:style-name="P10"><text:span text:style-name="T64">E</text:span><text:span text:style-name="T66">ran las 16 horas, cuando All Might estaba parado en frente de la clase 1A. Los ejercicios de combate habían terminado y sacando a Midoriya que se encontraba en enfermería el resto estaba esperando el fin de la clase, algunos estaban felices por su desempeño en la prueba, otros no tanto, pero ninguno desanimado.</text:span></text:p>
      <text:p text:style-name="P64"/>
      <text:p text:style-name="P64">-¡Buen trabajo a todos! - Dijo All Might levantando su mano izquierda para amplificar su vos. - Hicieron un gran trabajo en su primer entrenamiento – Levantando el pulgar izquierdo.</text:p>
      <text:p text:style-name="P64"/>
      <text:p text:style-name="P64">-Tener una clase apropiada después de la clase Aizawa-sensei… es algo anticlimatico – Dijo una chica con facciones de <text:span text:style-name="T93">rana</text:span>, a lo que todos asintieron con la cabeza.</text:p>
      <text:p text:style-name="P64"/>
      <text:p text:style-name="P64">-¡Somos libres de tener clases apropiadas! - Dijo el héroe numero 1 mientras se aprontaba para irse -Cámbiense y regresen… - mientras se daba media vuelta -Al salón de clase- termino de decir esto <text:span text:style-name="T93">dejando</text:span> una estela de polvo y a sus alumnos sorprendidos.</text:p>
      <text:p text:style-name="P64"/>
      <text:p text:style-name="P64"/>
      <text:p text:style-name="P65">Unos minutos mas tarde, ya todos se encontraban en el salón de clase. Estaban sentados en sus pupitres, cuando una oruga <text:span text:style-name="T93">amarilla</text:span> de 1,83 metros entra por la puerta, no se sorprendieron tanto, ya que ya <text:span text:style-name="T93">se </text:span>estaban acostumbrado a su excéntrico profesor.</text:p>
      <text:p text:style-name="P65"/>
      <text:p text:style-name="P65">-Buen trabajo en el combate de entrenamiento de ayer -Dijo mientras dejaba unos papeles arriba del escritorio – Vi el video y los resultados </text:p>
      <text:p text:style-name="P65"/>
      <text:p text:style-name="P66">-Bakugo, eres talentoso, así que no actúes como un niño – rezongo al aludido – Y Midoriya, te rompiste el brazo de nuevo ¿eh? No puedes seguir diciendo que no puedes hacer nada porque no puedes controlar tu Quirk – <text:span text:style-name="T92">Termino de decir mientras le dedicaba una dura mirada.</text:span></text:p>
      <text:p text:style-name="P66"/>
      <text:p text:style-name="P66">-<text:span text:style-name="T92">Un ultimo anuncio – Dijo mirando esta vez al resto de la clase. -A partir de mañana, tendrán un nuevo compañero de clase, con </text:span><text:span text:style-name="T93">esto</text:span><text:span text:style-name="T92"> completamos el cupo de 20 estudiantes por clase. Ya se pueden ir – Dijo mientras agarraba los resultados.</text:span></text:p>
      <text:p text:style-name="P66"/>
      <text:p text:style-name="P66"><text:soft-page-break/>-<text:span text:style-name="T92">¡¡Que!! - fue un grito casi unánime.</text:span></text:p>
      <text:p text:style-name="P67"/>
      <text:p text:style-name="P68">El salón de clase se había vuelto un murmullo, <text:span text:style-name="T93">algunos intercambiaban miradas, otros hablaban con sus allegados. El único que tomo la iniciativa fue Lida, esté se puso de pie, levantando su mano derecha pidiendo la palabra.</text:span></text:p>
      <text:p text:style-name="P68"/>
      <text:p text:style-name="P68">- <text:span text:style-name="T93">¿Si Lida? - Pregunto Aizawa, sabiendo por donde venia la mano</text:span></text:p>
      <text:p text:style-name="P68"/>
      <text:p text:style-name="P69">-<text:span text:style-name="T93">Es una </text:span><text:span text:style-name="T94">falta de respeto esto, nunca desde la creación de la UA…</text:span></text:p>
      <text:p text:style-name="P69"/>
      <text:p text:style-name="P70">-Si alguno tiene alguna queja, pueden hablarlo directamente con el director y con All Might – Dijo interrumpiendo a su alumno.</text:p>
      <text:p text:style-name="P69"/>
      <text:p text:style-name="P11"><text:span text:style-name="T67">-</text:span><text:span text:style-name="T68">Entiendo lo de </text:span><text:span text:style-name="T69">hablarlo con el</text:span><text:span text:style-name="T68"> director – Dijo </text:span><text:span text:style-name="T69">una muchacha de cabello azabache – Pero lo que no entiendo es que tendría que ver All Might – Termino de agregar la chica.</text:span></text:p>
      <text:p text:style-name="P71"/>
      <text:p text:style-name="P71">-¿No se los dije? - Responde el profesor haciéndose el desentendido mientras camina hacia la puerta- Es recomendado de All Might – aprovechando el desconcierto de sus alumnos, desaparece por los pasillos.</text:p>
      <text:p text:style-name="P71">-¡QUEEEEE! - Esta vez si fue un grito unánime, que se escucho casi desde el portón de entrada.</text:p>
      <text:p text:style-name="P71"/>
      <text:p text:style-name="P71">_________________ _______________ ____________ _____________ ______________</text:p>
      <text:p text:style-name="P73"/>
      <text:p text:style-name="P13"><text:span text:style-name="T71">-</text:span><text:span text:style-name="T72">¡¡Mierda!! es increíble que me haya dormido en mi primer día de clase – Maldecía Gohan mientras <text:s/></text:span><text:span text:style-name="T74">se vestía rapido y agarraba su mochila.</text:span><text:span text:style-name="T72"> </text:span></text:p>
      <text:p text:style-name="P71"/>
      <text:p text:style-name="P14"><text:span text:style-name="T73">Rápidamente cerró la puerta y se dispuso a ir a la estación lo mas rápido </text:span><text:span text:style-name="T74">posible</text:span><text:span text:style-name="T73">, sin llamar </text:span><text:span text:style-name="T79">demasiado</text:span><text:span text:style-name="T73"> la atención, pero al ver que de todos modos iba a terminar llegando tarde, opto por tomar la salida mas fácil. Busco </text:span><text:span text:style-name="T74">rápidamente</text:span><text:span text:style-name="T73"> </text:span><text:span text:style-name="T74">un</text:span><text:span text:style-name="T73"> </text:span><text:span text:style-name="T74">callejón que tuviera poco movimiento, al ver que no había nadie en </text:span><text:span text:style-name="T78">los alrededores</text:span><text:span text:style-name="T74">, elevo ligeramente su Ki </text:span><text:span text:style-name="T75">y salio como una saeta hacia el cielo, cuando </text:span><text:span text:style-name="T77">ya encontraba </text:span><text:span text:style-name="T75">a una altura </text:span><text:span text:style-name="T76">considerable, </text:span><text:span text:style-name="T79">salio volando a toda velocidad hacia la escuela, demoro unos pocos minutos en llegar a su destino.</text:span></text:p>
      <text:p text:style-name="P74"/>
      <text:p text:style-name="P78"><text:span text:style-name="T79">A</text:span><text:span text:style-name="T42">l entrar, siguió las indicaciones que le habían dejado </text:span><text:span text:style-name="T80">junto a su formulario de inscripción y rápidamente llego a la sala de profesores.</text:span></text:p>
      <text:p text:style-name="P75"/>
      <text:p text:style-name="P78"><text:span text:style-name="T80">-</text:span><text:span text:style-name="T81">Aquí vamos - <text:s/>se dijo a si mismo</text:span><text:span text:style-name="T85"> </text:span><text:span text:style-name="T84">para darse animos</text:span><text:span text:style-name="T85"> </text:span><text:span text:style-name="T81">mientras golpeaba 2 veces la puerta.</text:span></text:p>
      <text:p text:style-name="P76">-Pasa – Se escucho una voz desde adentro.</text:p>
      <text:p text:style-name="P76"/>
      <text:p text:style-name="P15"><text:span text:style-name="T81">Al entrar, se encontró con una </text:span><text:span text:style-name="T82">figura de un hombre de unos 1,80 metros mas o menos, cabello largo, medio desarreglado, su mirada era cansina, tenia los ojos irritados, como si hiciera mucho que no duerme, alrededor de su cuello llevaba una </text:span><text:span text:style-name="T84">bufanda </text:span><text:span text:style-name="T82">blancas.</text:span></text:p>
      <text:p text:style-name="P80"/>
      <text:p text:style-name="P80">-Tu debes de ser Son – Dijo mientras sacaba un juguito de naranja de su bolsillo.</text:p>
      <text:p text:style-name="P15"><text:span text:style-name="T82">-</text:span><text:span text:style-name="T83">Si señor – Dijo Gohan mientras se ponía lo mas recto posible y hacia una </text:span><text:span text:style-name="T84">pequeña reverencia</text:span><text:span text:style-name="T83">.</text:span></text:p>
      <text:p text:style-name="P15"><text:span text:style-name="T83">-</text:span><text:span text:style-name="T86">Muy bien, sígueme, te llevare a tu clase - </text:span></text:p>
      <text:p text:style-name="P81"/>
      <text:p text:style-name="P80"><text:s/></text:p>
      <text:p text:style-name="P76"/>
      <text:p text:style-name="P76"/>
      <text:p text:style-name="P72"/>
      <text:p text:style-name="P66"/>
      <text:p text:style-name="P66"><text:soft-page-break/></text:p>
      <text:p text:style-name="P6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iberation Serif1" svg:font-family="'Liberation Serif'"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style:letter-kerning="true" style:font-name-asian="Arial Unicode MS" style:font-family-asian="'Arial Unicode M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es" style:country-complex="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paragraph-properties fo:margin-top="0cm" fo:margin-bottom="0.247cm" loext:contextual-spacing="false" fo:line-height="120%"/>
      <style:text-properties style:font-name-asian="Arial Unicode MS" style:font-family-asian="'Arial Unicode MS'" style:font-family-generic-asian="system" style:font-pitch-asian="variable"/>
    </style:style>
    <style:style style:name="Caption" style:family="paragraph" style:parent-style-name="Standard" style:default-outline-level="" style:class="extra">
      <style:paragraph-properties fo:margin-top="0.212cm" fo:margin-bottom="0.212cm" loext:contextual-spacing="false"/>
      <style:text-properties fo:font-size="12pt" fo:font-style="italic" style:font-name-asian="Arial Unicode MS" style:font-family-asian="'Arial Unicode MS'" style:font-family-generic-asian="system" style:font-pitch-asian="variable" style:font-size-asian="12pt" style:font-style-asian="italic"/>
    </style:style>
    <style:style style:name="Index" style:family="paragraph" style:parent-style-name="Standard" style:default-outline-level="" style:class="index">
      <style:text-properties style:font-name-asian="Arial Unicode MS" style:font-family-asian="'Arial Unicode MS'" style:font-family-generic-asian="system" style:font-pitch-asian="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71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9-11T02:20:57.201000000</dc:date>
    <meta:editing-duration>P4DT17H33M15S</meta:editing-duration>
    <meta:editing-cycles>54</meta:editing-cycles>
    <meta:generator>LibreOffice/6.4.5.2$Windows_X86_64 LibreOffice_project/a726b36747cf2001e06b58ad5db1aa3a9a1872d6</meta:generator>
    <meta:document-statistic meta:table-count="0" meta:image-count="0" meta:object-count="0" meta:page-count="9" meta:paragraph-count="121" meta:word-count="4108" meta:character-count="23431" meta:non-whitespace-character-count="19334"/>
  </office:meta>
</office:document-meta>
</file>